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6791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48in"/>
    </style:style>
    <style:style style:name="co6" style:family="table-column">
      <style:table-column-properties fo:break-before="auto" style:column-width="0.3055in"/>
    </style:style>
    <style:style style:name="co7" style:family="table-column">
      <style:table-column-properties fo:break-before="auto" style:column-width="0.3492in"/>
    </style:style>
    <style:style style:name="co8" style:family="table-column">
      <style:table-column-properties fo:break-before="auto" style:column-width="1.4654in"/>
    </style:style>
    <style:style style:name="co9" style:family="table-column">
      <style:table-column-properties fo:break-before="auto" style:column-width="0.2945in"/>
    </style:style>
    <style:style style:name="co10" style:family="table-column">
      <style:table-column-properties fo:break-before="auto" style:column-width="1.6075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1"/>
        <table:table-column table:style-name="co9" table:default-cell-style-name="Default"/>
        <table:table-column table:style-name="co1" table:default-cell-style-name="ce2"/>
        <table:table-column table:style-name="co2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Tempo</text:p>
          </table:table-cell>
          <table:table-cell office:value-type="string">
            <text:p>Usuários</text:p>
          </table:table-cell>
          <table:table-cell office:value-type="string">
            <text:p>Memória</text:p>
          </table:table-cell>
          <table:table-cell office:value-type="string">
            <text:p>CPU</text:p>
          </table:table-cell>
          <table:table-cell table:number-columns-repeated="3"/>
          <table:table-cell office:value-type="string">
            <text:p>Soma de mensagens</text:p>
          </table:table-cell>
          <table:table-cell office:value-type="string">
            <text:p>Tempo</text:p>
          </table:table-cell>
          <table:table-cell/>
          <table:table-cell table:style-name="ce1" office:value-type="string">
            <text:p>Tempo</text:p>
          </table:table-cell>
          <table:table-cell office:value-type="string">
            <text:p>Usuários</text:p>
          </table:table-cell>
          <table:table-cell office:value-type="string">
            <text:p>Mensagens no intervalo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time" office:time-value="PT19H19M07S">
            <text:p>07:19:07 PM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1">
            <text:p>6.1</text:p>
          </table:table-cell>
          <table:table-cell office:value-type="float" office:value="9.5">
            <text:p>9.5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time" office:time-value="PT19H19M08S">
            <text:p>07:19:08 PM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.1">
            <text:p>6.1</text:p>
          </table:table-cell>
          <table:table-cell office:value-type="float" office:value="6.3">
            <text:p>6.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time" office:time-value="PT19H19M09S">
            <text:p>07:19:09 PM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.1">
            <text:p>6.1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time" office:time-value="PT19H19M10S">
            <text:p>07:19:10 PM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.2">
            <text:p>6.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time" office:time-value="PT19H19M11S">
            <text:p>07:19:11 PM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.2">
            <text:p>6.2</text:p>
          </table:table-cell>
          <table:table-cell office:value-type="float" office:value="3.3">
            <text:p>3.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time" office:time-value="PT19H19M12S">
            <text:p>07:19:12 PM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.2">
            <text:p>6.2</text:p>
          </table:table-cell>
          <table:table-cell office:value-type="float" office:value="2.8">
            <text:p>2.8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time" office:time-value="PT19H19M13S">
            <text:p>07:19:13 PM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.2">
            <text:p>6.2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time" office:time-value="PT19H19M14S">
            <text:p>07:19:14 PM</text:p>
          </table:table-cell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.2">
            <text:p>6.2</text:p>
          </table:table-cell>
          <table:table-cell office:value-type="float" office:value="2.2">
            <text:p>2.2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time" office:time-value="PT19H19M15S">
            <text:p>07:19:15 PM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.2">
            <text:p>6.2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time" office:time-value="PT19H19M16S">
            <text:p>07:19:16 PM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1.8">
            <text:p>1.8</text:p>
          </table:table-cell>
          <table:table-cell table:number-columns-repeated="3"/>
          <table:table-cell office:value-type="float" office:value="112">
            <text:p>112</text:p>
          </table:table-cell>
          <table:table-cell office:value-type="time" office:time-value="PT19H19M17S">
            <text:p>07:19:17 PM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1.6">
            <text:p>1.6</text:p>
          </table:table-cell>
          <table:table-cell table:number-columns-repeated="3"/>
          <table:table-cell office:value-type="float" office:value="168">
            <text:p>168</text:p>
          </table:table-cell>
          <table:table-cell office:value-type="time" office:time-value="PT19H19M18S">
            <text:p>07:19:18 PM</text:p>
          </table:table-cell>
          <table:table-cell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.2">
            <text:p>6.2</text:p>
          </table:table-cell>
          <table:table-cell office:value-type="float" office:value="1.6">
            <text:p>1.6</text:p>
          </table:table-cell>
          <table:table-cell table:number-columns-repeated="3"/>
          <table:table-cell office:value-type="float" office:value="240">
            <text:p>240</text:p>
          </table:table-cell>
          <table:table-cell office:value-type="time" office:time-value="PT19H19M19S">
            <text:p>07:19:19 PM</text:p>
          </table:table-cell>
          <table:table-cell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.2">
            <text:p>6.2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320">
            <text:p>320</text:p>
          </table:table-cell>
          <table:table-cell office:value-type="time" office:time-value="PT19H19M20S">
            <text:p>07:19:20 PM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.2">
            <text:p>6.2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418">
            <text:p>418</text:p>
          </table:table-cell>
          <table:table-cell office:value-type="time" office:time-value="PT19H19M21S">
            <text:p>07:19:21 PM</text:p>
          </table:table-cell>
          <table:table-cell/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.3">
            <text:p>6.3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536">
            <text:p>536</text:p>
          </table:table-cell>
          <table:table-cell office:value-type="time" office:time-value="PT19H19M22S">
            <text:p>07:19:22 PM</text:p>
          </table:table-cell>
          <table:table-cell/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.3">
            <text:p>6.3</text:p>
          </table:table-cell>
          <table:table-cell office:value-type="float" office:value="1.4">
            <text:p>1.4</text:p>
          </table:table-cell>
          <table:table-cell table:number-columns-repeated="3"/>
          <table:table-cell office:value-type="float" office:value="675">
            <text:p>675</text:p>
          </table:table-cell>
          <table:table-cell office:value-type="time" office:time-value="PT19H19M23S">
            <text:p>07:19:23 PM</text:p>
          </table:table-cell>
          <table:table-cell/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6.4">
            <text:p>6.4</text:p>
          </table:table-cell>
          <table:table-cell office:value-type="float" office:value="1.4">
            <text:p>1.4</text:p>
          </table:table-cell>
          <table:table-cell table:number-columns-repeated="3"/>
          <table:table-cell office:value-type="float" office:value="837">
            <text:p>837</text:p>
          </table:table-cell>
          <table:table-cell office:value-type="time" office:time-value="PT19H19M24S">
            <text:p>07:19:24 PM</text:p>
          </table:table-cell>
          <table:table-cell/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6.7">
            <text:p>6.7</text:p>
          </table:table-cell>
          <table:table-cell office:value-type="float" office:value="1.3">
            <text:p>1.3</text:p>
          </table:table-cell>
          <table:table-cell table:number-columns-repeated="3"/>
          <table:table-cell office:value-type="float" office:value="1024">
            <text:p>1024</text:p>
          </table:table-cell>
          <table:table-cell office:value-type="time" office:time-value="PT19H19M25S">
            <text:p>07:19:25 PM</text:p>
          </table:table-cell>
          <table:table-cell/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7.1">
            <text:p>7.1</text:p>
          </table:table-cell>
          <table:table-cell office:value-type="float" office:value="1.3">
            <text:p>1.3</text:p>
          </table:table-cell>
          <table:table-cell table:number-columns-repeated="3"/>
          <table:table-cell office:value-type="float" office:value="1238">
            <text:p>1238</text:p>
          </table:table-cell>
          <table:table-cell office:value-type="time" office:time-value="PT19H19M26S">
            <text:p>07:19:26 PM</text:p>
          </table:table-cell>
          <table:table-cell/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7.1">
            <text:p>7.1</text:p>
          </table:table-cell>
          <table:table-cell office:value-type="float" office:value="1.3">
            <text:p>1.3</text:p>
          </table:table-cell>
          <table:table-cell table:number-columns-repeated="3"/>
          <table:table-cell office:value-type="float" office:value="1481">
            <text:p>1481</text:p>
          </table:table-cell>
          <table:table-cell office:value-type="time" office:time-value="PT19H19M27S">
            <text:p>07:19:27 PM</text:p>
          </table:table-cell>
          <table:table-cell/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7.3">
            <text:p>7.3</text:p>
          </table:table-cell>
          <table:table-cell office:value-type="float" office:value="1.3">
            <text:p>1.3</text:p>
          </table:table-cell>
          <table:table-cell table:number-columns-repeated="3"/>
          <table:table-cell office:value-type="float" office:value="1755">
            <text:p>1755</text:p>
          </table:table-cell>
          <table:table-cell office:value-type="time" office:time-value="PT19H19M28S">
            <text:p>07:19:28 PM</text:p>
          </table:table-cell>
          <table:table-cell/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7.9">
            <text:p>7.9</text:p>
          </table:table-cell>
          <table:table-cell office:value-type="float" office:value="1.3">
            <text:p>1.3</text:p>
          </table:table-cell>
          <table:table-cell table:number-columns-repeated="3"/>
          <table:table-cell office:value-type="float" office:value="2062">
            <text:p>2062</text:p>
          </table:table-cell>
          <table:table-cell office:value-type="time" office:time-value="PT19H19M29S">
            <text:p>07:19:29 PM</text:p>
          </table:table-cell>
          <table:table-cell/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7.9">
            <text:p>7.9</text:p>
          </table:table-cell>
          <table:table-cell office:value-type="float" office:value="1.3">
            <text:p>1.3</text:p>
          </table:table-cell>
          <table:table-cell table:number-columns-repeated="3"/>
          <table:table-cell office:value-type="float" office:value="2404">
            <text:p>2404</text:p>
          </table:table-cell>
          <table:table-cell office:value-type="time" office:time-value="PT19H19M30S">
            <text:p>07:19:30 PM</text:p>
          </table:table-cell>
          <table:table-cell/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7.9">
            <text:p>7.9</text:p>
          </table:table-cell>
          <table:table-cell office:value-type="float" office:value="1.3">
            <text:p>1.3</text:p>
          </table:table-cell>
          <table:table-cell table:number-columns-repeated="3"/>
          <table:table-cell office:value-type="float" office:value="2764">
            <text:p>2764</text:p>
          </table:table-cell>
          <table:table-cell office:value-type="time" office:time-value="PT19H19M31S">
            <text:p>07:19:31 PM</text:p>
          </table:table-cell>
          <table:table-cell/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.3">
            <text:p>1.3</text:p>
          </table:table-cell>
          <table:table-cell table:number-columns-repeated="3"/>
          <table:table-cell office:value-type="float" office:value="3161">
            <text:p>3161</text:p>
          </table:table-cell>
          <table:table-cell office:value-type="time" office:time-value="PT19H19M32S">
            <text:p>07:19:32 PM</text:p>
          </table:table-cell>
          <table:table-cell/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.3">
            <text:p>1.3</text:p>
          </table:table-cell>
          <table:table-cell table:number-columns-repeated="3"/>
          <table:table-cell office:value-type="float" office:value="3597">
            <text:p>3597</text:p>
          </table:table-cell>
          <table:table-cell office:value-type="time" office:time-value="PT19H19M33S">
            <text:p>07:19:33 PM</text:p>
          </table:table-cell>
          <table:table-cell/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.3">
            <text:p>1.3</text:p>
          </table:table-cell>
          <table:table-cell table:number-columns-repeated="3"/>
          <table:table-cell office:value-type="float" office:value="4073">
            <text:p>4073</text:p>
          </table:table-cell>
          <table:table-cell office:value-type="time" office:time-value="PT19H19M34S">
            <text:p>07:19:34 PM</text:p>
          </table:table-cell>
          <table:table-cell/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.3">
            <text:p>1.3</text:p>
          </table:table-cell>
          <table:table-cell table:number-columns-repeated="3"/>
          <table:table-cell office:value-type="float" office:value="4591">
            <text:p>4591</text:p>
          </table:table-cell>
          <table:table-cell office:value-type="time" office:time-value="PT19H19M35S">
            <text:p>07:19:35 PM</text:p>
          </table:table-cell>
          <table:table-cell/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.3">
            <text:p>1.3</text:p>
          </table:table-cell>
          <table:table-cell table:number-columns-repeated="3"/>
          <table:table-cell office:value-type="float" office:value="5153">
            <text:p>5153</text:p>
          </table:table-cell>
          <table:table-cell office:value-type="time" office:time-value="PT19H19M36S">
            <text:p>07:19:36 PM</text:p>
          </table:table-cell>
          <table:table-cell/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5.5">
            <text:p>5.5</text:p>
          </table:table-cell>
          <table:table-cell office:value-type="float" office:value="1.4">
            <text:p>1.4</text:p>
          </table:table-cell>
          <table:table-cell table:number-columns-repeated="3"/>
          <table:table-cell office:value-type="float" office:value="5761">
            <text:p>5761</text:p>
          </table:table-cell>
          <table:table-cell office:value-type="time" office:time-value="PT19H19M37S">
            <text:p>07:19:37 PM</text:p>
          </table:table-cell>
          <table:table-cell/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5.5">
            <text:p>5.5</text:p>
          </table:table-cell>
          <table:table-cell office:value-type="float" office:value="1.4">
            <text:p>1.4</text:p>
          </table:table-cell>
          <table:table-cell table:number-columns-repeated="3"/>
          <table:table-cell office:value-type="float" office:value="6417">
            <text:p>6417</text:p>
          </table:table-cell>
          <table:table-cell office:value-type="time" office:time-value="PT19H19M38S">
            <text:p>07:19:38 PM</text:p>
          </table:table-cell>
          <table:table-cell/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5.5">
            <text:p>5.5</text:p>
          </table:table-cell>
          <table:table-cell office:value-type="float" office:value="1.4">
            <text:p>1.4</text:p>
          </table:table-cell>
          <table:table-cell table:number-columns-repeated="3"/>
          <table:table-cell office:value-type="float" office:value="7123">
            <text:p>7123</text:p>
          </table:table-cell>
          <table:table-cell office:value-type="time" office:time-value="PT19H19M39S">
            <text:p>07:19:39 PM</text:p>
          </table:table-cell>
          <table:table-cell/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706">
            <text:p>70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5.5">
            <text:p>5.5</text:p>
          </table:table-cell>
          <table:table-cell office:value-type="float" office:value="1.4">
            <text:p>1.4</text:p>
          </table:table-cell>
          <table:table-cell table:number-columns-repeated="3"/>
          <table:table-cell office:value-type="float" office:value="7881">
            <text:p>7881</text:p>
          </table:table-cell>
          <table:table-cell office:value-type="time" office:time-value="PT19H19M40S">
            <text:p>07:19:40 PM</text:p>
          </table:table-cell>
          <table:table-cell/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758">
            <text:p>75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5.5">
            <text:p>5.5</text:p>
          </table:table-cell>
          <table:table-cell office:value-type="float" office:value="1.4">
            <text:p>1.4</text:p>
          </table:table-cell>
          <table:table-cell table:number-columns-repeated="3"/>
          <table:table-cell office:value-type="float" office:value="8693">
            <text:p>8693</text:p>
          </table:table-cell>
          <table:table-cell office:value-type="time" office:time-value="PT19H19M41S">
            <text:p>07:19:41 PM</text:p>
          </table:table-cell>
          <table:table-cell/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5.6">
            <text:p>5.6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9533">
            <text:p>9533</text:p>
          </table:table-cell>
          <table:table-cell office:value-type="time" office:time-value="PT19H19M42S">
            <text:p>07:19:42 PM</text:p>
          </table:table-cell>
          <table:table-cell/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5.6">
            <text:p>5.6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10429">
            <text:p>10429</text:p>
          </table:table-cell>
          <table:table-cell office:value-type="time" office:time-value="PT19H19M43S">
            <text:p>07:19:43 PM</text:p>
          </table:table-cell>
          <table:table-cell/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5.6">
            <text:p>5.6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11383">
            <text:p>11383</text:p>
          </table:table-cell>
          <table:table-cell office:value-type="time" office:time-value="PT19H19M44S">
            <text:p>07:19:44 PM</text:p>
          </table:table-cell>
          <table:table-cell/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954">
            <text:p>95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5.6">
            <text:p>5.6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12397">
            <text:p>12397</text:p>
          </table:table-cell>
          <table:table-cell office:value-type="time" office:time-value="PT19H19M45S">
            <text:p>07:19:45 PM</text:p>
          </table:table-cell>
          <table:table-cell/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014">
            <text:p>101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5.6">
            <text:p>5.6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13471">
            <text:p>13471</text:p>
          </table:table-cell>
          <table:table-cell office:value-type="time" office:time-value="PT19H19M46S">
            <text:p>07:19:46 PM</text:p>
          </table:table-cell>
          <table:table-cell/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1074">
            <text:p>107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5.7">
            <text:p>5.7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14609">
            <text:p>14609</text:p>
          </table:table-cell>
          <table:table-cell office:value-type="time" office:time-value="PT19H19M47S">
            <text:p>07:19:47 PM</text:p>
          </table:table-cell>
          <table:table-cell/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1138">
            <text:p>113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6.1">
            <text:p>6.1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15812">
            <text:p>15812</text:p>
          </table:table-cell>
          <table:table-cell office:value-type="time" office:time-value="PT19H19M48S">
            <text:p>07:19:48 PM</text:p>
          </table:table-cell>
          <table:table-cell/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1203">
            <text:p>120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6.5">
            <text:p>6.5</text:p>
          </table:table-cell>
          <table:table-cell office:value-type="float" office:value="1.6">
            <text:p>1.6</text:p>
          </table:table-cell>
          <table:table-cell table:number-columns-repeated="3"/>
          <table:table-cell office:value-type="float" office:value="17081">
            <text:p>17081</text:p>
          </table:table-cell>
          <table:table-cell office:value-type="time" office:time-value="PT19H19M49S">
            <text:p>07:19:49 PM</text:p>
          </table:table-cell>
          <table:table-cell/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6.5">
            <text:p>6.5</text:p>
          </table:table-cell>
          <table:table-cell office:value-type="float" office:value="1.7">
            <text:p>1.7</text:p>
          </table:table-cell>
          <table:table-cell table:number-columns-repeated="3"/>
          <table:table-cell office:value-type="float" office:value="18420">
            <text:p>18420</text:p>
          </table:table-cell>
          <table:table-cell office:value-type="time" office:time-value="PT19H19M50S">
            <text:p>07:19:50 PM</text:p>
          </table:table-cell>
          <table:table-cell/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339">
            <text:p>133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6.6">
            <text:p>6.6</text:p>
          </table:table-cell>
          <table:table-cell office:value-type="float" office:value="1.7">
            <text:p>1.7</text:p>
          </table:table-cell>
          <table:table-cell table:number-columns-repeated="3"/>
          <table:table-cell office:value-type="float" office:value="19830">
            <text:p>19830</text:p>
          </table:table-cell>
          <table:table-cell office:value-type="time" office:time-value="PT19H19M51S">
            <text:p>07:19:51 PM</text:p>
          </table:table-cell>
          <table:table-cell/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1410">
            <text:p>141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6.6">
            <text:p>6.6</text:p>
          </table:table-cell>
          <table:table-cell office:value-type="float" office:value="1.8">
            <text:p>1.8</text:p>
          </table:table-cell>
          <table:table-cell table:number-columns-repeated="3"/>
          <table:table-cell office:value-type="float" office:value="21312">
            <text:p>21312</text:p>
          </table:table-cell>
          <table:table-cell office:value-type="time" office:time-value="PT19H19M52S">
            <text:p>07:19:52 PM</text:p>
          </table:table-cell>
          <table:table-cell/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6.6">
            <text:p>6.6</text:p>
          </table:table-cell>
          <table:table-cell office:value-type="float" office:value="1.9">
            <text:p>1.9</text:p>
          </table:table-cell>
          <table:table-cell table:number-columns-repeated="3"/>
          <table:table-cell office:value-type="float" office:value="22832">
            <text:p>22832</text:p>
          </table:table-cell>
          <table:table-cell office:value-type="time" office:time-value="PT19H19M53S">
            <text:p>07:19:53 PM</text:p>
          </table:table-cell>
          <table:table-cell/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1520">
            <text:p>152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6.6">
            <text:p>6.6</text:p>
          </table:table-cell>
          <table:table-cell office:value-type="float" office:value="1.9">
            <text:p>1.9</text:p>
          </table:table-cell>
          <table:table-cell table:number-columns-repeated="3"/>
          <table:table-cell office:value-type="float" office:value="24428">
            <text:p>24428</text:p>
          </table:table-cell>
          <table:table-cell office:value-type="time" office:time-value="PT19H19M54S">
            <text:p>07:19:54 PM</text:p>
          </table:table-cell>
          <table:table-cell/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1596">
            <text:p>159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6068">
            <text:p>26068</text:p>
          </table:table-cell>
          <table:table-cell office:value-type="time" office:time-value="PT19H19M55S">
            <text:p>07:19:55 PM</text:p>
          </table:table-cell>
          <table:table-cell/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2.1">
            <text:p>2.1</text:p>
          </table:table-cell>
          <table:table-cell table:number-columns-repeated="3"/>
          <table:table-cell office:value-type="float" office:value="27708">
            <text:p>27708</text:p>
          </table:table-cell>
          <table:table-cell office:value-type="time" office:time-value="PT19H19M56S">
            <text:p>07:19:56 PM</text:p>
          </table:table-cell>
          <table:table-cell/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2.2">
            <text:p>2.2</text:p>
          </table:table-cell>
          <table:table-cell table:number-columns-repeated="3"/>
          <table:table-cell office:value-type="float" office:value="29348">
            <text:p>29348</text:p>
          </table:table-cell>
          <table:table-cell office:value-type="time" office:time-value="PT19H19M57S">
            <text:p>07:19:57 PM</text:p>
          </table:table-cell>
          <table:table-cell/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2.3">
            <text:p>2.3</text:p>
          </table:table-cell>
          <table:table-cell table:number-columns-repeated="3"/>
          <table:table-cell office:value-type="float" office:value="30988">
            <text:p>30988</text:p>
          </table:table-cell>
          <table:table-cell office:value-type="time" office:time-value="PT19H19M58S">
            <text:p>07:19:58 PM</text:p>
          </table:table-cell>
          <table:table-cell/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2.3">
            <text:p>2.3</text:p>
          </table:table-cell>
          <table:table-cell table:number-columns-repeated="3"/>
          <table:table-cell office:value-type="float" office:value="32628">
            <text:p>32628</text:p>
          </table:table-cell>
          <table:table-cell office:value-type="time" office:time-value="PT19H19M59S">
            <text:p>07:19:59 PM</text:p>
          </table:table-cell>
          <table:table-cell/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2.4">
            <text:p>2.4</text:p>
          </table:table-cell>
          <table:table-cell table:number-columns-repeated="3"/>
          <table:table-cell office:value-type="float" office:value="34268">
            <text:p>34268</text:p>
          </table:table-cell>
          <table:table-cell office:value-type="time" office:time-value="PT19H20M00S">
            <text:p>07:20:00 PM</text:p>
          </table:table-cell>
          <table:table-cell/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float" office:value="35908">
            <text:p>35908</text:p>
          </table:table-cell>
          <table:table-cell office:value-type="time" office:time-value="PT19H20M01S">
            <text:p>07:20:01 PM</text:p>
          </table:table-cell>
          <table:table-cell/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float" office:value="37548">
            <text:p>37548</text:p>
          </table:table-cell>
          <table:table-cell office:value-type="time" office:time-value="PT19H20M02S">
            <text:p>07:20:02 PM</text:p>
          </table:table-cell>
          <table:table-cell/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2.6">
            <text:p>2.6</text:p>
          </table:table-cell>
          <table:table-cell table:number-columns-repeated="3"/>
          <table:table-cell office:value-type="float" office:value="39188">
            <text:p>39188</text:p>
          </table:table-cell>
          <table:table-cell office:value-type="time" office:time-value="PT19H20M03S">
            <text:p>07:20:03 PM</text:p>
          </table:table-cell>
          <table:table-cell/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2.6">
            <text:p>2.6</text:p>
          </table:table-cell>
          <table:table-cell table:number-columns-repeated="3"/>
          <table:table-cell office:value-type="float" office:value="40828">
            <text:p>40828</text:p>
          </table:table-cell>
          <table:table-cell office:value-type="time" office:time-value="PT19H20M04S">
            <text:p>07:20:04 PM</text:p>
          </table:table-cell>
          <table:table-cell/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2.7">
            <text:p>2.7</text:p>
          </table:table-cell>
          <table:table-cell table:number-columns-repeated="3"/>
          <table:table-cell office:value-type="float" office:value="42468">
            <text:p>42468</text:p>
          </table:table-cell>
          <table:table-cell office:value-type="time" office:time-value="PT19H20M05S">
            <text:p>07:20:05 PM</text:p>
          </table:table-cell>
          <table:table-cell/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2.7">
            <text:p>2.7</text:p>
          </table:table-cell>
          <table:table-cell table:number-columns-repeated="3"/>
          <table:table-cell office:value-type="float" office:value="44108">
            <text:p>44108</text:p>
          </table:table-cell>
          <table:table-cell office:value-type="time" office:time-value="PT19H20M06S">
            <text:p>07:20:06 PM</text:p>
          </table:table-cell>
          <table:table-cell/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2.7">
            <text:p>2.7</text:p>
          </table:table-cell>
          <table:table-cell table:number-columns-repeated="3"/>
          <table:table-cell office:value-type="float" office:value="45666">
            <text:p>45666</text:p>
          </table:table-cell>
          <table:table-cell office:value-type="time" office:time-value="PT19H20M07S">
            <text:p>07:20:07 PM</text:p>
          </table:table-cell>
          <table:table-cell/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1558">
            <text:p>155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2.8">
            <text:p>2.8</text:p>
          </table:table-cell>
          <table:table-cell table:number-columns-repeated="3"/>
          <table:table-cell office:value-type="float" office:value="47388">
            <text:p>47388</text:p>
          </table:table-cell>
          <table:table-cell office:value-type="time" office:time-value="PT19H20M08S">
            <text:p>07:20:08 PM</text:p>
          </table:table-cell>
          <table:table-cell/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1722">
            <text:p>172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2.9">
            <text:p>2.9</text:p>
          </table:table-cell>
          <table:table-cell table:number-columns-repeated="3"/>
          <table:table-cell office:value-type="float" office:value="49028">
            <text:p>49028</text:p>
          </table:table-cell>
          <table:table-cell office:value-type="time" office:time-value="PT19H20M09S">
            <text:p>07:20:09 PM</text:p>
          </table:table-cell>
          <table:table-cell/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50668">
            <text:p>50668</text:p>
          </table:table-cell>
          <table:table-cell office:value-type="time" office:time-value="PT19H20M10S">
            <text:p>07:20:10 PM</text:p>
          </table:table-cell>
          <table:table-cell/>
          <table:table-cell office:value-type="float" office:value="63">
            <text:p>63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3.1">
            <text:p>3.1</text:p>
          </table:table-cell>
          <table:table-cell table:number-columns-repeated="3"/>
          <table:table-cell office:value-type="float" office:value="52308">
            <text:p>52308</text:p>
          </table:table-cell>
          <table:table-cell office:value-type="time" office:time-value="PT19H20M11S">
            <text:p>07:20:11 PM</text:p>
          </table:table-cell>
          <table:table-cell/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3.1">
            <text:p>3.1</text:p>
          </table:table-cell>
          <table:table-cell table:number-columns-repeated="3"/>
          <table:table-cell office:value-type="float" office:value="53948">
            <text:p>53948</text:p>
          </table:table-cell>
          <table:table-cell office:value-type="time" office:time-value="PT19H20M12S">
            <text:p>07:20:12 PM</text:p>
          </table:table-cell>
          <table:table-cell/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3.1">
            <text:p>3.1</text:p>
          </table:table-cell>
          <table:table-cell table:number-columns-repeated="3"/>
          <table:table-cell office:value-type="float" office:value="55588">
            <text:p>55588</text:p>
          </table:table-cell>
          <table:table-cell office:value-type="time" office:time-value="PT19H20M13S">
            <text:p>07:20:13 PM</text:p>
          </table:table-cell>
          <table:table-cell/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7.3">
            <text:p>7.3</text:p>
          </table:table-cell>
          <table:table-cell office:value-type="float" office:value="3.2">
            <text:p>3.2</text:p>
          </table:table-cell>
          <table:table-cell table:number-columns-repeated="3"/>
          <table:table-cell office:value-type="float" office:value="57228">
            <text:p>57228</text:p>
          </table:table-cell>
          <table:table-cell office:value-type="time" office:time-value="PT19H20M14S">
            <text:p>07:20:14 PM</text:p>
          </table:table-cell>
          <table:table-cell/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3.2">
            <text:p>3.2</text:p>
          </table:table-cell>
          <table:table-cell table:number-columns-repeated="3"/>
          <table:table-cell office:value-type="float" office:value="58868">
            <text:p>58868</text:p>
          </table:table-cell>
          <table:table-cell office:value-type="time" office:time-value="PT19H20M15S">
            <text:p>07:20:15 PM</text:p>
          </table:table-cell>
          <table:table-cell/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3.3">
            <text:p>3.3</text:p>
          </table:table-cell>
          <table:table-cell table:number-columns-repeated="3"/>
          <table:table-cell office:value-type="float" office:value="60508">
            <text:p>60508</text:p>
          </table:table-cell>
          <table:table-cell office:value-type="time" office:time-value="PT19H20M16S">
            <text:p>07:20:16 PM</text:p>
          </table:table-cell>
          <table:table-cell/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3.3">
            <text:p>3.3</text:p>
          </table:table-cell>
          <table:table-cell table:number-columns-repeated="3"/>
          <table:table-cell office:value-type="float" office:value="62148">
            <text:p>62148</text:p>
          </table:table-cell>
          <table:table-cell office:value-type="time" office:time-value="PT19H20M17S">
            <text:p>07:20:17 PM</text:p>
          </table:table-cell>
          <table:table-cell/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3.3">
            <text:p>3.3</text:p>
          </table:table-cell>
          <table:table-cell table:number-columns-repeated="3"/>
          <table:table-cell office:value-type="float" office:value="63788">
            <text:p>63788</text:p>
          </table:table-cell>
          <table:table-cell office:value-type="time" office:time-value="PT19H20M18S">
            <text:p>07:20:18 PM</text:p>
          </table:table-cell>
          <table:table-cell/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3.4">
            <text:p>3.4</text:p>
          </table:table-cell>
          <table:table-cell table:number-columns-repeated="3"/>
          <table:table-cell office:value-type="float" office:value="65428">
            <text:p>65428</text:p>
          </table:table-cell>
          <table:table-cell office:value-type="time" office:time-value="PT19H20M19S">
            <text:p>07:20:19 PM</text:p>
          </table:table-cell>
          <table:table-cell/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3.4">
            <text:p>3.4</text:p>
          </table:table-cell>
          <table:table-cell table:number-columns-repeated="3"/>
          <table:table-cell office:value-type="float" office:value="67068">
            <text:p>67068</text:p>
          </table:table-cell>
          <table:table-cell office:value-type="time" office:time-value="PT19H20M20S">
            <text:p>07:20:20 PM</text:p>
          </table:table-cell>
          <table:table-cell/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3.4">
            <text:p>3.4</text:p>
          </table:table-cell>
          <table:table-cell table:number-columns-repeated="3"/>
          <table:table-cell office:value-type="float" office:value="68708">
            <text:p>68708</text:p>
          </table:table-cell>
          <table:table-cell office:value-type="time" office:time-value="PT19H20M21S">
            <text:p>07:20:21 PM</text:p>
          </table:table-cell>
          <table:table-cell/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3.4">
            <text:p>3.4</text:p>
          </table:table-cell>
          <table:table-cell table:number-columns-repeated="3"/>
          <table:table-cell office:value-type="float" office:value="70348">
            <text:p>70348</text:p>
          </table:table-cell>
          <table:table-cell office:value-type="time" office:time-value="PT19H20M22S">
            <text:p>07:20:22 PM</text:p>
          </table:table-cell>
          <table:table-cell/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3.5">
            <text:p>3.5</text:p>
          </table:table-cell>
          <table:table-cell table:number-columns-repeated="3"/>
          <table:table-cell office:value-type="float" office:value="71947">
            <text:p>71947</text:p>
          </table:table-cell>
          <table:table-cell office:value-type="time" office:time-value="PT19H20M23S">
            <text:p>07:20:23 PM</text:p>
          </table:table-cell>
          <table:table-cell/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1599">
            <text:p>159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3.5">
            <text:p>3.5</text:p>
          </table:table-cell>
          <table:table-cell table:number-columns-repeated="3"/>
          <table:table-cell office:value-type="float" office:value="73628">
            <text:p>73628</text:p>
          </table:table-cell>
          <table:table-cell office:value-type="time" office:time-value="PT19H20M24S">
            <text:p>07:20:24 PM</text:p>
          </table:table-cell>
          <table:table-cell/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office:value-type="float" office:value="1681">
            <text:p>168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3.6">
            <text:p>3.6</text:p>
          </table:table-cell>
          <table:table-cell table:number-columns-repeated="3"/>
          <table:table-cell office:value-type="float" office:value="75268">
            <text:p>75268</text:p>
          </table:table-cell>
          <table:table-cell office:value-type="time" office:time-value="PT19H20M25S">
            <text:p>07:20:25 PM</text:p>
          </table:table-cell>
          <table:table-cell/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3.6">
            <text:p>3.6</text:p>
          </table:table-cell>
          <table:table-cell table:number-columns-repeated="3"/>
          <table:table-cell office:value-type="float" office:value="76908">
            <text:p>76908</text:p>
          </table:table-cell>
          <table:table-cell office:value-type="time" office:time-value="PT19H20M26S">
            <text:p>07:20:26 PM</text:p>
          </table:table-cell>
          <table:table-cell/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3.6">
            <text:p>3.6</text:p>
          </table:table-cell>
          <table:table-cell table:number-columns-repeated="3"/>
          <table:table-cell office:value-type="float" office:value="78548">
            <text:p>78548</text:p>
          </table:table-cell>
          <table:table-cell office:value-type="time" office:time-value="PT19H20M27S">
            <text:p>07:20:27 PM</text:p>
          </table:table-cell>
          <table:table-cell/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3.7">
            <text:p>3.7</text:p>
          </table:table-cell>
          <table:table-cell table:number-columns-repeated="3"/>
          <table:table-cell office:value-type="float" office:value="80188">
            <text:p>80188</text:p>
          </table:table-cell>
          <table:table-cell office:value-type="time" office:time-value="PT19H20M28S">
            <text:p>07:20:28 PM</text:p>
          </table:table-cell>
          <table:table-cell/>
          <table:table-cell office:value-type="float" office:value="81">
            <text:p>81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3.7">
            <text:p>3.7</text:p>
          </table:table-cell>
          <table:table-cell table:number-columns-repeated="3"/>
          <table:table-cell office:value-type="float" office:value="81746">
            <text:p>81746</text:p>
          </table:table-cell>
          <table:table-cell office:value-type="time" office:time-value="PT19H20M29S">
            <text:p>07:20:29 PM</text:p>
          </table:table-cell>
          <table:table-cell/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1558">
            <text:p>155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3.7">
            <text:p>3.7</text:p>
          </table:table-cell>
          <table:table-cell table:number-columns-repeated="3"/>
          <table:table-cell office:value-type="float" office:value="83468">
            <text:p>83468</text:p>
          </table:table-cell>
          <table:table-cell office:value-type="time" office:time-value="PT19H20M30S">
            <text:p>07:20:30 PM</text:p>
          </table:table-cell>
          <table:table-cell/>
          <table:table-cell office:value-type="float" office:value="83">
            <text:p>83</text:p>
          </table:table-cell>
          <table:table-cell office:value-type="float" office:value="40">
            <text:p>40</text:p>
          </table:table-cell>
          <table:table-cell office:value-type="float" office:value="1722">
            <text:p>172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3.7">
            <text:p>3.7</text:p>
          </table:table-cell>
          <table:table-cell table:number-columns-repeated="3"/>
          <table:table-cell office:value-type="float" office:value="85108">
            <text:p>85108</text:p>
          </table:table-cell>
          <table:table-cell office:value-type="time" office:time-value="PT19H20M31S">
            <text:p>07:20:31 PM</text:p>
          </table:table-cell>
          <table:table-cell/>
          <table:table-cell office:value-type="float" office:value="84">
            <text:p>84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3.7">
            <text:p>3.7</text:p>
          </table:table-cell>
          <table:table-cell table:number-columns-repeated="3"/>
          <table:table-cell office:value-type="float" office:value="86748">
            <text:p>86748</text:p>
          </table:table-cell>
          <table:table-cell office:value-type="time" office:time-value="PT19H20M32S">
            <text:p>07:20:32 PM</text:p>
          </table:table-cell>
          <table:table-cell/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3.7">
            <text:p>3.7</text:p>
          </table:table-cell>
          <table:table-cell table:number-columns-repeated="3"/>
          <table:table-cell office:value-type="float" office:value="88388">
            <text:p>88388</text:p>
          </table:table-cell>
          <table:table-cell office:value-type="time" office:time-value="PT19H20M33S">
            <text:p>07:20:33 PM</text:p>
          </table:table-cell>
          <table:table-cell/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3.8">
            <text:p>3.8</text:p>
          </table:table-cell>
          <table:table-cell table:number-columns-repeated="3"/>
          <table:table-cell office:value-type="float" office:value="90028">
            <text:p>90028</text:p>
          </table:table-cell>
          <table:table-cell office:value-type="time" office:time-value="PT19H20M34S">
            <text:p>07:20:34 PM</text:p>
          </table:table-cell>
          <table:table-cell/>
          <table:table-cell office:value-type="float" office:value="87">
            <text:p>87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  <table:table-cell office:value-type="float" office:value="8.5">
            <text:p>8.5</text:p>
          </table:table-cell>
          <table:table-cell office:value-type="float" office:value="3.8">
            <text:p>3.8</text:p>
          </table:table-cell>
          <table:table-cell table:number-columns-repeated="3"/>
          <table:table-cell office:value-type="float" office:value="91668">
            <text:p>91668</text:p>
          </table:table-cell>
          <table:table-cell office:value-type="time" office:time-value="PT19H20M35S">
            <text:p>07:20:35 PM</text:p>
          </table:table-cell>
          <table:table-cell/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0">
            <text:p>40</text:p>
          </table:table-cell>
          <table:table-cell office:value-type="float" office:value="8.5">
            <text:p>8.5</text:p>
          </table:table-cell>
          <table:table-cell office:value-type="float" office:value="3.8">
            <text:p>3.8</text:p>
          </table:table-cell>
          <table:table-cell table:number-columns-repeated="3"/>
          <table:table-cell office:value-type="float" office:value="93308">
            <text:p>93308</text:p>
          </table:table-cell>
          <table:table-cell office:value-type="time" office:time-value="PT19H20M36S">
            <text:p>07:20:36 PM</text:p>
          </table:table-cell>
          <table:table-cell/>
          <table:table-cell office:value-type="float" office:value="89">
            <text:p>89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8.5">
            <text:p>8.5</text:p>
          </table:table-cell>
          <table:table-cell office:value-type="float" office:value="3.8">
            <text:p>3.8</text:p>
          </table:table-cell>
          <table:table-cell table:number-columns-repeated="3"/>
          <table:table-cell office:value-type="float" office:value="94948">
            <text:p>94948</text:p>
          </table:table-cell>
          <table:table-cell office:value-type="time" office:time-value="PT19H20M37S">
            <text:p>07:20:37 PM</text:p>
          </table:table-cell>
          <table:table-cell/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0">
            <text:p>40</text:p>
          </table:table-cell>
          <table:table-cell office:value-type="float" office:value="8.5">
            <text:p>8.5</text:p>
          </table:table-cell>
          <table:table-cell office:value-type="float" office:value="3.8">
            <text:p>3.8</text:p>
          </table:table-cell>
          <table:table-cell table:number-columns-repeated="3"/>
          <table:table-cell office:value-type="float" office:value="96588">
            <text:p>96588</text:p>
          </table:table-cell>
          <table:table-cell office:value-type="time" office:time-value="PT19H20M38S">
            <text:p>07:20:38 PM</text:p>
          </table:table-cell>
          <table:table-cell/>
          <table:table-cell office:value-type="float" office:value="91">
            <text:p>91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0">
            <text:p>40</text:p>
          </table:table-cell>
          <table:table-cell office:value-type="float" office:value="8.5">
            <text:p>8.5</text:p>
          </table:table-cell>
          <table:table-cell office:value-type="float" office:value="3.8">
            <text:p>3.8</text:p>
          </table:table-cell>
          <table:table-cell table:number-columns-repeated="3"/>
          <table:table-cell office:value-type="float" office:value="98228">
            <text:p>98228</text:p>
          </table:table-cell>
          <table:table-cell office:value-type="time" office:time-value="PT19H20M39S">
            <text:p>07:20:39 PM</text:p>
          </table:table-cell>
          <table:table-cell/>
          <table:table-cell office:value-type="float" office:value="92">
            <text:p>92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0">
            <text:p>40</text:p>
          </table:table-cell>
          <table:table-cell office:value-type="float" office:value="8.5">
            <text:p>8.5</text:p>
          </table:table-cell>
          <table:table-cell office:value-type="float" office:value="3.9">
            <text:p>3.9</text:p>
          </table:table-cell>
          <table:table-cell table:number-columns-repeated="3"/>
          <table:table-cell office:value-type="float" office:value="99868">
            <text:p>99868</text:p>
          </table:table-cell>
          <table:table-cell office:value-type="time" office:time-value="PT19H20M40S">
            <text:p>07:20:40 PM</text:p>
          </table:table-cell>
          <table:table-cell/>
          <table:table-cell office:value-type="float" office:value="93">
            <text:p>93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">
            <text:p>40</text:p>
          </table:table-cell>
          <table:table-cell office:value-type="float" office:value="8.5">
            <text:p>8.5</text:p>
          </table:table-cell>
          <table:table-cell office:value-type="float" office:value="3.9">
            <text:p>3.9</text:p>
          </table:table-cell>
          <table:table-cell table:number-columns-repeated="3"/>
          <table:table-cell office:value-type="float" office:value="101508">
            <text:p>101508</text:p>
          </table:table-cell>
          <table:table-cell office:value-type="time" office:time-value="PT19H20M41S">
            <text:p>07:20:41 PM</text:p>
          </table:table-cell>
          <table:table-cell/>
          <table:table-cell office:value-type="float" office:value="94">
            <text:p>94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 office:value-type="float" office:value="5.5">
            <text:p>5.5</text:p>
          </table:table-cell>
          <table:table-cell office:value-type="float" office:value="3.9">
            <text:p>3.9</text:p>
          </table:table-cell>
          <table:table-cell table:number-columns-repeated="3"/>
          <table:table-cell office:value-type="float" office:value="103148">
            <text:p>103148</text:p>
          </table:table-cell>
          <table:table-cell office:value-type="time" office:time-value="PT19H20M42S">
            <text:p>07:20:42 PM</text:p>
          </table:table-cell>
          <table:table-cell/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5.5">
            <text:p>5.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04788">
            <text:p>104788</text:p>
          </table:table-cell>
          <table:table-cell office:value-type="time" office:time-value="PT19H20M43S">
            <text:p>07:20:43 PM</text:p>
          </table:table-cell>
          <table:table-cell/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0">
            <text:p>40</text:p>
          </table:table-cell>
          <table:table-cell office:value-type="float" office:value="5.5">
            <text:p>5.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06428">
            <text:p>106428</text:p>
          </table:table-cell>
          <table:table-cell office:value-type="time" office:time-value="PT19H20M44S">
            <text:p>07:20:44 PM</text:p>
          </table:table-cell>
          <table:table-cell/>
          <table:table-cell office:value-type="float" office:value="97">
            <text:p>97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 office:value-type="float" office:value="5.6">
            <text:p>5.6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08068">
            <text:p>108068</text:p>
          </table:table-cell>
          <table:table-cell office:value-type="time" office:time-value="PT19H20M45S">
            <text:p>07:20:45 PM</text:p>
          </table:table-cell>
          <table:table-cell/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0">
            <text:p>40</text:p>
          </table:table-cell>
          <table:table-cell office:value-type="float" office:value="5.6">
            <text:p>5.6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09708">
            <text:p>109708</text:p>
          </table:table-cell>
          <table:table-cell office:value-type="time" office:time-value="PT19H20M46S">
            <text:p>07:20:46 PM</text:p>
          </table:table-cell>
          <table:table-cell/>
          <table:table-cell office:value-type="float" office:value="99">
            <text:p>99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5.6">
            <text:p>5.6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11348">
            <text:p>111348</text:p>
          </table:table-cell>
          <table:table-cell office:value-type="time" office:time-value="PT19H20M47S">
            <text:p>07:20:47 PM</text:p>
          </table:table-cell>
          <table:table-cell/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0">
            <text:p>40</text:p>
          </table:table-cell>
          <table:table-cell office:value-type="float" office:value="5.6">
            <text:p>5.6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12988">
            <text:p>112988</text:p>
          </table:table-cell>
          <table:table-cell office:value-type="time" office:time-value="PT19H20M48S">
            <text:p>07:20:48 PM</text:p>
          </table:table-cell>
          <table:table-cell/>
          <table:table-cell office:value-type="float" office:value="101">
            <text:p>101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40">
            <text:p>40</text:p>
          </table:table-cell>
          <table:table-cell office:value-type="float" office:value="5.6">
            <text:p>5.6</text:p>
          </table:table-cell>
          <table:table-cell office:value-type="float" office:value="4.1">
            <text:p>4.1</text:p>
          </table:table-cell>
          <table:table-cell table:number-columns-repeated="3"/>
          <table:table-cell office:value-type="float" office:value="114546">
            <text:p>114546</text:p>
          </table:table-cell>
          <table:table-cell office:value-type="time" office:time-value="PT19H20M49S">
            <text:p>07:20:49 PM</text:p>
          </table:table-cell>
          <table:table-cell/>
          <table:table-cell office:value-type="float" office:value="102">
            <text:p>102</text:p>
          </table:table-cell>
          <table:table-cell office:value-type="float" office:value="40">
            <text:p>40</text:p>
          </table:table-cell>
          <table:table-cell office:value-type="float" office:value="1558">
            <text:p>155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0">
            <text:p>40</text:p>
          </table:table-cell>
          <table:table-cell office:value-type="float" office:value="5.7">
            <text:p>5.7</text:p>
          </table:table-cell>
          <table:table-cell office:value-type="float" office:value="4.1">
            <text:p>4.1</text:p>
          </table:table-cell>
          <table:table-cell table:number-columns-repeated="3"/>
          <table:table-cell office:value-type="float" office:value="116186">
            <text:p>116186</text:p>
          </table:table-cell>
          <table:table-cell office:value-type="time" office:time-value="PT19H20M50S">
            <text:p>07:20:50 PM</text:p>
          </table:table-cell>
          <table:table-cell/>
          <table:table-cell office:value-type="float" office:value="103">
            <text:p>103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40">
            <text:p>40</text:p>
          </table:table-cell>
          <table:table-cell office:value-type="float" office:value="5.7">
            <text:p>5.7</text:p>
          </table:table-cell>
          <table:table-cell office:value-type="float" office:value="4.1">
            <text:p>4.1</text:p>
          </table:table-cell>
          <table:table-cell table:number-columns-repeated="3"/>
          <table:table-cell office:value-type="float" office:value="117908">
            <text:p>117908</text:p>
          </table:table-cell>
          <table:table-cell office:value-type="time" office:time-value="PT19H20M51S">
            <text:p>07:20:51 PM</text:p>
          </table:table-cell>
          <table:table-cell/>
          <table:table-cell office:value-type="float" office:value="104">
            <text:p>104</text:p>
          </table:table-cell>
          <table:table-cell office:value-type="float" office:value="40">
            <text:p>40</text:p>
          </table:table-cell>
          <table:table-cell office:value-type="float" office:value="1722">
            <text:p>172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  <table:table-cell office:value-type="float" office:value="6.5">
            <text:p>6.5</text:p>
          </table:table-cell>
          <table:table-cell office:value-type="float" office:value="4.1">
            <text:p>4.1</text:p>
          </table:table-cell>
          <table:table-cell table:number-columns-repeated="3"/>
          <table:table-cell office:value-type="float" office:value="119548">
            <text:p>119548</text:p>
          </table:table-cell>
          <table:table-cell office:value-type="time" office:time-value="PT19H20M52S">
            <text:p>07:20:52 PM</text:p>
          </table:table-cell>
          <table:table-cell/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0">
            <text:p>40</text:p>
          </table:table-cell>
          <table:table-cell office:value-type="float" office:value="6.5">
            <text:p>6.5</text:p>
          </table:table-cell>
          <table:table-cell office:value-type="float" office:value="4.1">
            <text:p>4.1</text:p>
          </table:table-cell>
          <table:table-cell table:number-columns-repeated="3"/>
          <table:table-cell office:value-type="float" office:value="121188">
            <text:p>121188</text:p>
          </table:table-cell>
          <table:table-cell office:value-type="time" office:time-value="PT19H20M53S">
            <text:p>07:20:53 PM</text:p>
          </table:table-cell>
          <table:table-cell/>
          <table:table-cell office:value-type="float" office:value="106">
            <text:p>106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0">
            <text:p>40</text:p>
          </table:table-cell>
          <table:table-cell office:value-type="float" office:value="6.6">
            <text:p>6.6</text:p>
          </table:table-cell>
          <table:table-cell office:value-type="float" office:value="4.1">
            <text:p>4.1</text:p>
          </table:table-cell>
          <table:table-cell table:number-columns-repeated="3"/>
          <table:table-cell office:value-type="float" office:value="122828">
            <text:p>122828</text:p>
          </table:table-cell>
          <table:table-cell office:value-type="time" office:time-value="PT19H20M54S">
            <text:p>07:20:54 PM</text:p>
          </table:table-cell>
          <table:table-cell/>
          <table:table-cell office:value-type="float" office:value="107">
            <text:p>107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 office:value-type="float" office:value="6.6">
            <text:p>6.6</text:p>
          </table:table-cell>
          <table:table-cell office:value-type="float" office:value="4.1">
            <text:p>4.1</text:p>
          </table:table-cell>
          <table:table-cell table:number-columns-repeated="3"/>
          <table:table-cell office:value-type="float" office:value="124468">
            <text:p>124468</text:p>
          </table:table-cell>
          <table:table-cell office:value-type="time" office:time-value="PT19H20M55S">
            <text:p>07:20:55 PM</text:p>
          </table:table-cell>
          <table:table-cell/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40">
            <text:p>40</text:p>
          </table:table-cell>
          <table:table-cell office:value-type="float" office:value="6.6">
            <text:p>6.6</text:p>
          </table:table-cell>
          <table:table-cell office:value-type="float" office:value="4.1">
            <text:p>4.1</text:p>
          </table:table-cell>
          <table:table-cell table:number-columns-repeated="3"/>
          <table:table-cell office:value-type="float" office:value="126108">
            <text:p>126108</text:p>
          </table:table-cell>
          <table:table-cell office:value-type="time" office:time-value="PT19H20M56S">
            <text:p>07:20:56 PM</text:p>
          </table:table-cell>
          <table:table-cell/>
          <table:table-cell office:value-type="float" office:value="109">
            <text:p>109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4.1">
            <text:p>4.1</text:p>
          </table:table-cell>
          <table:table-cell table:number-columns-repeated="3"/>
          <table:table-cell office:value-type="float" office:value="127748">
            <text:p>127748</text:p>
          </table:table-cell>
          <table:table-cell office:value-type="time" office:time-value="PT19H20M57S">
            <text:p>07:20:57 PM</text:p>
          </table:table-cell>
          <table:table-cell/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4.1">
            <text:p>4.1</text:p>
          </table:table-cell>
          <table:table-cell table:number-columns-repeated="3"/>
          <table:table-cell office:value-type="float" office:value="129388">
            <text:p>129388</text:p>
          </table:table-cell>
          <table:table-cell office:value-type="time" office:time-value="PT19H20M58S">
            <text:p>07:20:58 PM</text:p>
          </table:table-cell>
          <table:table-cell/>
          <table:table-cell office:value-type="float" office:value="111">
            <text:p>111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4.2">
            <text:p>4.2</text:p>
          </table:table-cell>
          <table:table-cell table:number-columns-repeated="3"/>
          <table:table-cell office:value-type="float" office:value="131028">
            <text:p>131028</text:p>
          </table:table-cell>
          <table:table-cell office:value-type="time" office:time-value="PT19H20M59S">
            <text:p>07:20:59 PM</text:p>
          </table:table-cell>
          <table:table-cell/>
          <table:table-cell office:value-type="float" office:value="112">
            <text:p>112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4.2">
            <text:p>4.2</text:p>
          </table:table-cell>
          <table:table-cell table:number-columns-repeated="3"/>
          <table:table-cell office:value-type="float" office:value="132668">
            <text:p>132668</text:p>
          </table:table-cell>
          <table:table-cell office:value-type="time" office:time-value="PT19H21M00S">
            <text:p>07:21:00 PM</text:p>
          </table:table-cell>
          <table:table-cell/>
          <table:table-cell office:value-type="float" office:value="113">
            <text:p>113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4.2">
            <text:p>4.2</text:p>
          </table:table-cell>
          <table:table-cell table:number-columns-repeated="3"/>
          <table:table-cell office:value-type="float" office:value="134267">
            <text:p>134267</text:p>
          </table:table-cell>
          <table:table-cell office:value-type="time" office:time-value="PT19H21M01S">
            <text:p>07:21:01 PM</text:p>
          </table:table-cell>
          <table:table-cell/>
          <table:table-cell office:value-type="float" office:value="114">
            <text:p>114</text:p>
          </table:table-cell>
          <table:table-cell office:value-type="float" office:value="40">
            <text:p>40</text:p>
          </table:table-cell>
          <table:table-cell office:value-type="float" office:value="1599">
            <text:p>159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2">
            <text:p>4.2</text:p>
          </table:table-cell>
          <table:table-cell table:number-columns-repeated="3"/>
          <table:table-cell office:value-type="float" office:value="135948">
            <text:p>135948</text:p>
          </table:table-cell>
          <table:table-cell office:value-type="time" office:time-value="PT19H21M02S">
            <text:p>07:21:02 PM</text:p>
          </table:table-cell>
          <table:table-cell/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1681">
            <text:p>168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2">
            <text:p>4.2</text:p>
          </table:table-cell>
          <table:table-cell table:number-columns-repeated="3"/>
          <table:table-cell office:value-type="float" office:value="137588">
            <text:p>137588</text:p>
          </table:table-cell>
          <table:table-cell office:value-type="time" office:time-value="PT19H21M03S">
            <text:p>07:21:03 PM</text:p>
          </table:table-cell>
          <table:table-cell/>
          <table:table-cell office:value-type="float" office:value="116">
            <text:p>116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2">
            <text:p>4.2</text:p>
          </table:table-cell>
          <table:table-cell table:number-columns-repeated="3"/>
          <table:table-cell office:value-type="float" office:value="139228">
            <text:p>139228</text:p>
          </table:table-cell>
          <table:table-cell office:value-type="time" office:time-value="PT19H21M04S">
            <text:p>07:21:04 PM</text:p>
          </table:table-cell>
          <table:table-cell/>
          <table:table-cell office:value-type="float" office:value="117">
            <text:p>117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3">
            <text:p>4.3</text:p>
          </table:table-cell>
          <table:table-cell table:number-columns-repeated="3"/>
          <table:table-cell office:value-type="float" office:value="140868">
            <text:p>140868</text:p>
          </table:table-cell>
          <table:table-cell office:value-type="time" office:time-value="PT19H21M05S">
            <text:p>07:21:05 PM</text:p>
          </table:table-cell>
          <table:table-cell/>
          <table:table-cell office:value-type="float" office:value="118">
            <text:p>118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3">
            <text:p>4.3</text:p>
          </table:table-cell>
          <table:table-cell table:number-columns-repeated="3"/>
          <table:table-cell office:value-type="float" office:value="142508">
            <text:p>142508</text:p>
          </table:table-cell>
          <table:table-cell office:value-type="time" office:time-value="PT19H21M06S">
            <text:p>07:21:06 PM</text:p>
          </table:table-cell>
          <table:table-cell/>
          <table:table-cell office:value-type="float" office:value="119">
            <text:p>119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3">
            <text:p>4.3</text:p>
          </table:table-cell>
          <table:table-cell table:number-columns-repeated="3"/>
          <table:table-cell office:value-type="float" office:value="144148">
            <text:p>144148</text:p>
          </table:table-cell>
          <table:table-cell office:value-type="time" office:time-value="PT19H21M07S">
            <text:p>07:21:07 PM</text:p>
          </table:table-cell>
          <table:table-cell/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3">
            <text:p>4.3</text:p>
          </table:table-cell>
          <table:table-cell table:number-columns-repeated="3"/>
          <table:table-cell office:value-type="float" office:value="145788">
            <text:p>145788</text:p>
          </table:table-cell>
          <table:table-cell office:value-type="time" office:time-value="PT19H21M08S">
            <text:p>07:21:08 PM</text:p>
          </table:table-cell>
          <table:table-cell/>
          <table:table-cell office:value-type="float" office:value="121">
            <text:p>121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3">
            <text:p>4.3</text:p>
          </table:table-cell>
          <table:table-cell table:number-columns-repeated="3"/>
          <table:table-cell office:value-type="float" office:value="147428">
            <text:p>147428</text:p>
          </table:table-cell>
          <table:table-cell office:value-type="time" office:time-value="PT19H21M09S">
            <text:p>07:21:09 PM</text:p>
          </table:table-cell>
          <table:table-cell/>
          <table:table-cell office:value-type="float" office:value="122">
            <text:p>122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3">
            <text:p>4.3</text:p>
          </table:table-cell>
          <table:table-cell table:number-columns-repeated="3"/>
          <table:table-cell office:value-type="float" office:value="149068">
            <text:p>149068</text:p>
          </table:table-cell>
          <table:table-cell office:value-type="time" office:time-value="PT19H21M10S">
            <text:p>07:21:10 PM</text:p>
          </table:table-cell>
          <table:table-cell/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3">
            <text:p>4.3</text:p>
          </table:table-cell>
          <table:table-cell table:number-columns-repeated="3"/>
          <table:table-cell office:value-type="float" office:value="150708">
            <text:p>150708</text:p>
          </table:table-cell>
          <table:table-cell office:value-type="time" office:time-value="PT19H21M11S">
            <text:p>07:21:11 PM</text:p>
          </table:table-cell>
          <table:table-cell/>
          <table:table-cell office:value-type="float" office:value="124">
            <text:p>124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3">
            <text:p>4.3</text:p>
          </table:table-cell>
          <table:table-cell table:number-columns-repeated="3"/>
          <table:table-cell office:value-type="float" office:value="152348">
            <text:p>152348</text:p>
          </table:table-cell>
          <table:table-cell office:value-type="time" office:time-value="PT19H21M12S">
            <text:p>07:21:12 PM</text:p>
          </table:table-cell>
          <table:table-cell/>
          <table:table-cell office:value-type="float" office:value="125">
            <text:p>125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3">
            <text:p>4.3</text:p>
          </table:table-cell>
          <table:table-cell table:number-columns-repeated="3"/>
          <table:table-cell office:value-type="float" office:value="153988">
            <text:p>153988</text:p>
          </table:table-cell>
          <table:table-cell office:value-type="time" office:time-value="PT19H21M13S">
            <text:p>07:21:13 PM</text:p>
          </table:table-cell>
          <table:table-cell/>
          <table:table-cell office:value-type="float" office:value="126">
            <text:p>126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4">
            <text:p>4.4</text:p>
          </table:table-cell>
          <table:table-cell table:number-columns-repeated="3"/>
          <table:table-cell office:value-type="float" office:value="155628">
            <text:p>155628</text:p>
          </table:table-cell>
          <table:table-cell office:value-type="time" office:time-value="PT19H21M14S">
            <text:p>07:21:14 PM</text:p>
          </table:table-cell>
          <table:table-cell/>
          <table:table-cell office:value-type="float" office:value="127">
            <text:p>127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4">
            <text:p>4.4</text:p>
          </table:table-cell>
          <table:table-cell table:number-columns-repeated="3"/>
          <table:table-cell office:value-type="float" office:value="157268">
            <text:p>157268</text:p>
          </table:table-cell>
          <table:table-cell office:value-type="time" office:time-value="PT19H21M15S">
            <text:p>07:21:15 PM</text:p>
          </table:table-cell>
          <table:table-cell/>
          <table:table-cell office:value-type="float" office:value="128">
            <text:p>128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4">
            <text:p>4.4</text:p>
          </table:table-cell>
          <table:table-cell table:number-columns-repeated="3"/>
          <table:table-cell office:value-type="float" office:value="158908">
            <text:p>158908</text:p>
          </table:table-cell>
          <table:table-cell office:value-type="time" office:time-value="PT19H21M16S">
            <text:p>07:21:16 PM</text:p>
          </table:table-cell>
          <table:table-cell/>
          <table:table-cell office:value-type="float" office:value="129">
            <text:p>129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7.6">
            <text:p>7.6</text:p>
          </table:table-cell>
          <table:table-cell office:value-type="float" office:value="4.4">
            <text:p>4.4</text:p>
          </table:table-cell>
          <table:table-cell table:number-columns-repeated="3"/>
          <table:table-cell office:value-type="float" office:value="160548">
            <text:p>160548</text:p>
          </table:table-cell>
          <table:table-cell office:value-type="time" office:time-value="PT19H21M17S">
            <text:p>07:21:17 PM</text:p>
          </table:table-cell>
          <table:table-cell/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4.4">
            <text:p>4.4</text:p>
          </table:table-cell>
          <table:table-cell table:number-columns-repeated="3"/>
          <table:table-cell office:value-type="float" office:value="162188">
            <text:p>162188</text:p>
          </table:table-cell>
          <table:table-cell office:value-type="time" office:time-value="PT19H21M18S">
            <text:p>07:21:18 PM</text:p>
          </table:table-cell>
          <table:table-cell/>
          <table:table-cell office:value-type="float" office:value="131">
            <text:p>131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4.4">
            <text:p>4.4</text:p>
          </table:table-cell>
          <table:table-cell table:number-columns-repeated="3"/>
          <table:table-cell office:value-type="float" office:value="163746">
            <text:p>163746</text:p>
          </table:table-cell>
          <table:table-cell office:value-type="time" office:time-value="PT19H21M19S">
            <text:p>07:21:19 PM</text:p>
          </table:table-cell>
          <table:table-cell/>
          <table:table-cell office:value-type="float" office:value="132">
            <text:p>132</text:p>
          </table:table-cell>
          <table:table-cell office:value-type="float" office:value="40">
            <text:p>40</text:p>
          </table:table-cell>
          <table:table-cell office:value-type="float" office:value="1558">
            <text:p>155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4.4">
            <text:p>4.4</text:p>
          </table:table-cell>
          <table:table-cell table:number-columns-repeated="3"/>
          <table:table-cell office:value-type="float" office:value="165468">
            <text:p>165468</text:p>
          </table:table-cell>
          <table:table-cell office:value-type="time" office:time-value="PT19H21M20S">
            <text:p>07:21:20 PM</text:p>
          </table:table-cell>
          <table:table-cell/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1722">
            <text:p>172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4.4">
            <text:p>4.4</text:p>
          </table:table-cell>
          <table:table-cell table:number-columns-repeated="3"/>
          <table:table-cell office:value-type="float" office:value="167108">
            <text:p>167108</text:p>
          </table:table-cell>
          <table:table-cell office:value-type="time" office:time-value="PT19H21M21S">
            <text:p>07:21:21 PM</text:p>
          </table:table-cell>
          <table:table-cell/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4.4">
            <text:p>4.4</text:p>
          </table:table-cell>
          <table:table-cell table:number-columns-repeated="3"/>
          <table:table-cell office:value-type="float" office:value="168748">
            <text:p>168748</text:p>
          </table:table-cell>
          <table:table-cell office:value-type="time" office:time-value="PT19H21M22S">
            <text:p>07:21:22 PM</text:p>
          </table:table-cell>
          <table:table-cell/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4.4">
            <text:p>4.4</text:p>
          </table:table-cell>
          <table:table-cell table:number-columns-repeated="3"/>
          <table:table-cell office:value-type="float" office:value="170388">
            <text:p>170388</text:p>
          </table:table-cell>
          <table:table-cell office:value-type="time" office:time-value="PT19H21M23S">
            <text:p>07:21:23 PM</text:p>
          </table:table-cell>
          <table:table-cell/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4.4">
            <text:p>4.4</text:p>
          </table:table-cell>
          <table:table-cell table:number-columns-repeated="3"/>
          <table:table-cell office:value-type="float" office:value="172028">
            <text:p>172028</text:p>
          </table:table-cell>
          <table:table-cell office:value-type="time" office:time-value="PT19H21M24S">
            <text:p>07:21:24 PM</text:p>
          </table:table-cell>
          <table:table-cell/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173668">
            <text:p>173668</text:p>
          </table:table-cell>
          <table:table-cell office:value-type="time" office:time-value="PT19H21M25S">
            <text:p>07:21:25 PM</text:p>
          </table:table-cell>
          <table:table-cell/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175308">
            <text:p>175308</text:p>
          </table:table-cell>
          <table:table-cell office:value-type="time" office:time-value="PT19H21M26S">
            <text:p>07:21:26 PM</text:p>
          </table:table-cell>
          <table:table-cell/>
          <table:table-cell office:value-type="float" office:value="139">
            <text:p>139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176948">
            <text:p>176948</text:p>
          </table:table-cell>
          <table:table-cell office:value-type="time" office:time-value="PT19H21M27S">
            <text:p>07:21:27 PM</text:p>
          </table:table-cell>
          <table:table-cell/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178588">
            <text:p>178588</text:p>
          </table:table-cell>
          <table:table-cell office:value-type="time" office:time-value="PT19H21M28S">
            <text:p>07:21:28 PM</text:p>
          </table:table-cell>
          <table:table-cell/>
          <table:table-cell office:value-type="float" office:value="141">
            <text:p>141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180228">
            <text:p>180228</text:p>
          </table:table-cell>
          <table:table-cell office:value-type="time" office:time-value="PT19H21M29S">
            <text:p>07:21:29 PM</text:p>
          </table:table-cell>
          <table:table-cell/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181868">
            <text:p>181868</text:p>
          </table:table-cell>
          <table:table-cell office:value-type="time" office:time-value="PT19H21M30S">
            <text:p>07:21:30 PM</text:p>
          </table:table-cell>
          <table:table-cell/>
          <table:table-cell office:value-type="float" office:value="143">
            <text:p>143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183508">
            <text:p>183508</text:p>
          </table:table-cell>
          <table:table-cell office:value-type="time" office:time-value="PT19H21M31S">
            <text:p>07:21:31 PM</text:p>
          </table:table-cell>
          <table:table-cell/>
          <table:table-cell office:value-type="float" office:value="144">
            <text:p>144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185148">
            <text:p>185148</text:p>
          </table:table-cell>
          <table:table-cell office:value-type="time" office:time-value="PT19H21M32S">
            <text:p>07:21:32 PM</text:p>
          </table:table-cell>
          <table:table-cell/>
          <table:table-cell office:value-type="float" office:value="145">
            <text:p>145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186788">
            <text:p>186788</text:p>
          </table:table-cell>
          <table:table-cell office:value-type="time" office:time-value="PT19H21M33S">
            <text:p>07:21:33 PM</text:p>
          </table:table-cell>
          <table:table-cell/>
          <table:table-cell office:value-type="float" office:value="146">
            <text:p>146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188428">
            <text:p>188428</text:p>
          </table:table-cell>
          <table:table-cell office:value-type="time" office:time-value="PT19H21M34S">
            <text:p>07:21:34 PM</text:p>
          </table:table-cell>
          <table:table-cell/>
          <table:table-cell office:value-type="float" office:value="147">
            <text:p>147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190068">
            <text:p>190068</text:p>
          </table:table-cell>
          <table:table-cell office:value-type="time" office:time-value="PT19H21M35S">
            <text:p>07:21:35 PM</text:p>
          </table:table-cell>
          <table:table-cell/>
          <table:table-cell office:value-type="float" office:value="148">
            <text:p>148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40">
            <text:p>40</text:p>
          </table:table-cell>
          <table:table-cell office:value-type="float" office:value="7.7">
            <text:p>7.7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191708">
            <text:p>191708</text:p>
          </table:table-cell>
          <table:table-cell office:value-type="time" office:time-value="PT19H21M36S">
            <text:p>07:21:36 PM</text:p>
          </table:table-cell>
          <table:table-cell/>
          <table:table-cell office:value-type="float" office:value="149">
            <text:p>149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office:value-type="float" office:value="7.8">
            <text:p>7.8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193348">
            <text:p>193348</text:p>
          </table:table-cell>
          <table:table-cell office:value-type="time" office:time-value="PT19H21M37S">
            <text:p>07:21:37 PM</text:p>
          </table:table-cell>
          <table:table-cell/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40">
            <text:p>40</text:p>
          </table:table-cell>
          <table:table-cell office:value-type="float" office:value="7.8">
            <text:p>7.8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194988">
            <text:p>194988</text:p>
          </table:table-cell>
          <table:table-cell office:value-type="time" office:time-value="PT19H21M38S">
            <text:p>07:21:38 PM</text:p>
          </table:table-cell>
          <table:table-cell/>
          <table:table-cell office:value-type="float" office:value="151">
            <text:p>151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7.8">
            <text:p>7.8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196628">
            <text:p>196628</text:p>
          </table:table-cell>
          <table:table-cell office:value-type="time" office:time-value="PT19H21M39S">
            <text:p>07:21:39 PM</text:p>
          </table:table-cell>
          <table:table-cell/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40">
            <text:p>40</text:p>
          </table:table-cell>
          <table:table-cell office:value-type="float" office:value="7.8">
            <text:p>7.8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198268">
            <text:p>198268</text:p>
          </table:table-cell>
          <table:table-cell office:value-type="time" office:time-value="PT19H21M40S">
            <text:p>07:21:40 PM</text:p>
          </table:table-cell>
          <table:table-cell/>
          <table:table-cell office:value-type="float" office:value="153">
            <text:p>153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0">
            <text:p>40</text:p>
          </table:table-cell>
          <table:table-cell office:value-type="float" office:value="7.9">
            <text:p>7.9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199908">
            <text:p>199908</text:p>
          </table:table-cell>
          <table:table-cell office:value-type="time" office:time-value="PT19H21M41S">
            <text:p>07:21:41 PM</text:p>
          </table:table-cell>
          <table:table-cell/>
          <table:table-cell office:value-type="float" office:value="154">
            <text:p>154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40">
            <text:p>40</text:p>
          </table:table-cell>
          <table:table-cell office:value-type="float" office:value="7.9">
            <text:p>7.9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201548">
            <text:p>201548</text:p>
          </table:table-cell>
          <table:table-cell office:value-type="time" office:time-value="PT19H21M42S">
            <text:p>07:21:42 PM</text:p>
          </table:table-cell>
          <table:table-cell/>
          <table:table-cell office:value-type="float" office:value="155">
            <text:p>155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40">
            <text:p>40</text:p>
          </table:table-cell>
          <table:table-cell office:value-type="float" office:value="7.9">
            <text:p>7.9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203188">
            <text:p>203188</text:p>
          </table:table-cell>
          <table:table-cell office:value-type="time" office:time-value="PT19H21M43S">
            <text:p>07:21:43 PM</text:p>
          </table:table-cell>
          <table:table-cell/>
          <table:table-cell office:value-type="float" office:value="156">
            <text:p>156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40">
            <text:p>40</text:p>
          </table:table-cell>
          <table:table-cell office:value-type="float" office:value="7.9">
            <text:p>7.9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204787">
            <text:p>204787</text:p>
          </table:table-cell>
          <table:table-cell office:value-type="time" office:time-value="PT19H21M44S">
            <text:p>07:21:44 PM</text:p>
          </table:table-cell>
          <table:table-cell/>
          <table:table-cell office:value-type="float" office:value="157">
            <text:p>157</text:p>
          </table:table-cell>
          <table:table-cell office:value-type="float" office:value="40">
            <text:p>40</text:p>
          </table:table-cell>
          <table:table-cell office:value-type="float" office:value="1599">
            <text:p>159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206468">
            <text:p>206468</text:p>
          </table:table-cell>
          <table:table-cell office:value-type="time" office:time-value="PT19H21M45S">
            <text:p>07:21:45 PM</text:p>
          </table:table-cell>
          <table:table-cell/>
          <table:table-cell office:value-type="float" office:value="158">
            <text:p>158</text:p>
          </table:table-cell>
          <table:table-cell office:value-type="float" office:value="40">
            <text:p>40</text:p>
          </table:table-cell>
          <table:table-cell office:value-type="float" office:value="1681">
            <text:p>168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208026">
            <text:p>208026</text:p>
          </table:table-cell>
          <table:table-cell office:value-type="time" office:time-value="PT19H21M46S">
            <text:p>07:21:46 PM</text:p>
          </table:table-cell>
          <table:table-cell/>
          <table:table-cell office:value-type="float" office:value="159">
            <text:p>159</text:p>
          </table:table-cell>
          <table:table-cell office:value-type="float" office:value="40">
            <text:p>40</text:p>
          </table:table-cell>
          <table:table-cell office:value-type="float" office:value="1558">
            <text:p>155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209748">
            <text:p>209748</text:p>
          </table:table-cell>
          <table:table-cell office:value-type="time" office:time-value="PT19H21M47S">
            <text:p>07:21:47 PM</text:p>
          </table:table-cell>
          <table:table-cell/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1722">
            <text:p>1722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.1">
            <text:p>8.1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211388">
            <text:p>211388</text:p>
          </table:table-cell>
          <table:table-cell office:value-type="time" office:time-value="PT19H21M48S">
            <text:p>07:21:48 PM</text:p>
          </table:table-cell>
          <table:table-cell/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40">
            <text:p>40</text:p>
          </table:table-cell>
          <table:table-cell office:value-type="float" office:value="8.1">
            <text:p>8.1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213028">
            <text:p>213028</text:p>
          </table:table-cell>
          <table:table-cell office:value-type="time" office:time-value="PT19H21M49S">
            <text:p>07:21:49 PM</text:p>
          </table:table-cell>
          <table:table-cell/>
          <table:table-cell office:value-type="float" office:value="162">
            <text:p>162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40">
            <text:p>40</text:p>
          </table:table-cell>
          <table:table-cell office:value-type="float" office:value="8.1">
            <text:p>8.1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214586">
            <text:p>214586</text:p>
          </table:table-cell>
          <table:table-cell office:value-type="time" office:time-value="PT19H21M50S">
            <text:p>07:21:50 PM</text:p>
          </table:table-cell>
          <table:table-cell/>
          <table:table-cell office:value-type="float" office:value="163">
            <text:p>163</text:p>
          </table:table-cell>
          <table:table-cell office:value-type="float" office:value="40">
            <text:p>40</text:p>
          </table:table-cell>
          <table:table-cell office:value-type="float" office:value="1558">
            <text:p>155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40">
            <text:p>40</text:p>
          </table:table-cell>
          <table:table-cell office:value-type="float" office:value="8.2">
            <text:p>8.2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216308">
            <text:p>216308</text:p>
          </table:table-cell>
          <table:table-cell office:value-type="time" office:time-value="PT19H21M51S">
            <text:p>07:21:51 PM</text:p>
          </table:table-cell>
          <table:table-cell/>
          <table:table-cell office:value-type="float" office:value="164">
            <text:p>164</text:p>
          </table:table-cell>
          <table:table-cell office:value-type="float" office:value="40">
            <text:p>40</text:p>
          </table:table-cell>
          <table:table-cell office:value-type="float" office:value="1722">
            <text:p>172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40">
            <text:p>40</text:p>
          </table:table-cell>
          <table:table-cell office:value-type="float" office:value="5.5">
            <text:p>5.5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217948">
            <text:p>217948</text:p>
          </table:table-cell>
          <table:table-cell office:value-type="time" office:time-value="PT19H21M52S">
            <text:p>07:21:52 PM</text:p>
          </table:table-cell>
          <table:table-cell/>
          <table:table-cell office:value-type="float" office:value="165">
            <text:p>165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40">
            <text:p>40</text:p>
          </table:table-cell>
          <table:table-cell office:value-type="float" office:value="5.5">
            <text:p>5.5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219588">
            <text:p>219588</text:p>
          </table:table-cell>
          <table:table-cell office:value-type="time" office:time-value="PT19H21M53S">
            <text:p>07:21:53 PM</text:p>
          </table:table-cell>
          <table:table-cell/>
          <table:table-cell office:value-type="float" office:value="166">
            <text:p>166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40">
            <text:p>40</text:p>
          </table:table-cell>
          <table:table-cell office:value-type="float" office:value="5.5">
            <text:p>5.5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221228">
            <text:p>221228</text:p>
          </table:table-cell>
          <table:table-cell office:value-type="time" office:time-value="PT19H21M54S">
            <text:p>07:21:54 PM</text:p>
          </table:table-cell>
          <table:table-cell/>
          <table:table-cell office:value-type="float" office:value="167">
            <text:p>167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40">
            <text:p>40</text:p>
          </table:table-cell>
          <table:table-cell office:value-type="float" office:value="5.6">
            <text:p>5.6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222868">
            <text:p>222868</text:p>
          </table:table-cell>
          <table:table-cell office:value-type="time" office:time-value="PT19H21M55S">
            <text:p>07:21:55 PM</text:p>
          </table:table-cell>
          <table:table-cell/>
          <table:table-cell office:value-type="float" office:value="168">
            <text:p>168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40">
            <text:p>40</text:p>
          </table:table-cell>
          <table:table-cell office:value-type="float" office:value="5.6">
            <text:p>5.6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224508">
            <text:p>224508</text:p>
          </table:table-cell>
          <table:table-cell office:value-type="time" office:time-value="PT19H21M56S">
            <text:p>07:21:56 PM</text:p>
          </table:table-cell>
          <table:table-cell/>
          <table:table-cell office:value-type="float" office:value="169">
            <text:p>169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40">
            <text:p>40</text:p>
          </table:table-cell>
          <table:table-cell office:value-type="float" office:value="5.6">
            <text:p>5.6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26148">
            <text:p>226148</text:p>
          </table:table-cell>
          <table:table-cell office:value-type="time" office:time-value="PT19H21M57S">
            <text:p>07:21:57 PM</text:p>
          </table:table-cell>
          <table:table-cell/>
          <table:table-cell office:value-type="float" office:value="170">
            <text:p>170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40">
            <text:p>40</text:p>
          </table:table-cell>
          <table:table-cell office:value-type="float" office:value="5.6">
            <text:p>5.6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27788">
            <text:p>227788</text:p>
          </table:table-cell>
          <table:table-cell office:value-type="time" office:time-value="PT19H21M58S">
            <text:p>07:21:58 PM</text:p>
          </table:table-cell>
          <table:table-cell/>
          <table:table-cell office:value-type="float" office:value="171">
            <text:p>171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40">
            <text:p>40</text:p>
          </table:table-cell>
          <table:table-cell office:value-type="float" office:value="5.6">
            <text:p>5.6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229428">
            <text:p>229428</text:p>
          </table:table-cell>
          <table:table-cell office:value-type="time" office:time-value="PT19H21M59S">
            <text:p>07:21:59 PM</text:p>
          </table:table-cell>
          <table:table-cell/>
          <table:table-cell office:value-type="float" office:value="172">
            <text:p>172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40">
            <text:p>40</text:p>
          </table:table-cell>
          <table:table-cell office:value-type="float" office:value="5.7">
            <text:p>5.7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231068">
            <text:p>231068</text:p>
          </table:table-cell>
          <table:table-cell office:value-type="time" office:time-value="PT19H22M00S">
            <text:p>07:22:00 PM</text:p>
          </table:table-cell>
          <table:table-cell/>
          <table:table-cell office:value-type="float" office:value="173">
            <text:p>173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40">
            <text:p>40</text:p>
          </table:table-cell>
          <table:table-cell office:value-type="float" office:value="5.8">
            <text:p>5.8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232708">
            <text:p>232708</text:p>
          </table:table-cell>
          <table:table-cell office:value-type="time" office:time-value="PT19H22M01S">
            <text:p>07:22:01 PM</text:p>
          </table:table-cell>
          <table:table-cell/>
          <table:table-cell office:value-type="float" office:value="174">
            <text:p>174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40">
            <text:p>40</text:p>
          </table:table-cell>
          <table:table-cell office:value-type="float" office:value="6.5">
            <text:p>6.5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234348">
            <text:p>234348</text:p>
          </table:table-cell>
          <table:table-cell office:value-type="time" office:time-value="PT19H22M02S">
            <text:p>07:22:02 PM</text:p>
          </table:table-cell>
          <table:table-cell/>
          <table:table-cell office:value-type="float" office:value="175">
            <text:p>175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0">
            <text:p>40</text:p>
          </table:table-cell>
          <table:table-cell office:value-type="float" office:value="6.5">
            <text:p>6.5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35988">
            <text:p>235988</text:p>
          </table:table-cell>
          <table:table-cell office:value-type="time" office:time-value="PT19H22M03S">
            <text:p>07:22:03 PM</text:p>
          </table:table-cell>
          <table:table-cell/>
          <table:table-cell office:value-type="float" office:value="176">
            <text:p>176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40">
            <text:p>40</text:p>
          </table:table-cell>
          <table:table-cell office:value-type="float" office:value="6.6">
            <text:p>6.6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237628">
            <text:p>237628</text:p>
          </table:table-cell>
          <table:table-cell office:value-type="time" office:time-value="PT19H22M04S">
            <text:p>07:22:04 PM</text:p>
          </table:table-cell>
          <table:table-cell/>
          <table:table-cell office:value-type="float" office:value="177">
            <text:p>177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40">
            <text:p>40</text:p>
          </table:table-cell>
          <table:table-cell office:value-type="float" office:value="6.6">
            <text:p>6.6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39268">
            <text:p>239268</text:p>
          </table:table-cell>
          <table:table-cell office:value-type="time" office:time-value="PT19H22M05S">
            <text:p>07:22:05 PM</text:p>
          </table:table-cell>
          <table:table-cell/>
          <table:table-cell office:value-type="float" office:value="178">
            <text:p>178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40">
            <text:p>40</text:p>
          </table:table-cell>
          <table:table-cell office:value-type="float" office:value="6.6">
            <text:p>6.6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40908">
            <text:p>240908</text:p>
          </table:table-cell>
          <table:table-cell office:value-type="time" office:time-value="PT19H22M06S">
            <text:p>07:22:06 PM</text:p>
          </table:table-cell>
          <table:table-cell/>
          <table:table-cell office:value-type="float" office:value="179">
            <text:p>179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42548">
            <text:p>242548</text:p>
          </table:table-cell>
          <table:table-cell office:value-type="time" office:time-value="PT19H22M07S">
            <text:p>07:22:07 PM</text:p>
          </table:table-cell>
          <table:table-cell/>
          <table:table-cell office:value-type="float" office:value="180">
            <text:p>180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244188">
            <text:p>244188</text:p>
          </table:table-cell>
          <table:table-cell office:value-type="time" office:time-value="PT19H22M08S">
            <text:p>07:22:08 PM</text:p>
          </table:table-cell>
          <table:table-cell/>
          <table:table-cell office:value-type="float" office:value="181">
            <text:p>181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45828">
            <text:p>245828</text:p>
          </table:table-cell>
          <table:table-cell office:value-type="time" office:time-value="PT19H22M09S">
            <text:p>07:22:09 PM</text:p>
          </table:table-cell>
          <table:table-cell/>
          <table:table-cell office:value-type="float" office:value="182">
            <text:p>182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47468">
            <text:p>247468</text:p>
          </table:table-cell>
          <table:table-cell office:value-type="time" office:time-value="PT19H22M10S">
            <text:p>07:22:10 PM</text:p>
          </table:table-cell>
          <table:table-cell/>
          <table:table-cell office:value-type="float" office:value="183">
            <text:p>183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40">
            <text:p>40</text:p>
          </table:table-cell>
          <table:table-cell office:value-type="float" office:value="6.7">
            <text:p>6.7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49108">
            <text:p>249108</text:p>
          </table:table-cell>
          <table:table-cell office:value-type="time" office:time-value="PT19H22M11S">
            <text:p>07:22:11 PM</text:p>
          </table:table-cell>
          <table:table-cell/>
          <table:table-cell office:value-type="float" office:value="184">
            <text:p>184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50748">
            <text:p>250748</text:p>
          </table:table-cell>
          <table:table-cell office:value-type="time" office:time-value="PT19H22M12S">
            <text:p>07:22:12 PM</text:p>
          </table:table-cell>
          <table:table-cell/>
          <table:table-cell office:value-type="float" office:value="185">
            <text:p>185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52388">
            <text:p>252388</text:p>
          </table:table-cell>
          <table:table-cell office:value-type="time" office:time-value="PT19H22M13S">
            <text:p>07:22:13 PM</text:p>
          </table:table-cell>
          <table:table-cell/>
          <table:table-cell office:value-type="float" office:value="186">
            <text:p>186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54028">
            <text:p>254028</text:p>
          </table:table-cell>
          <table:table-cell office:value-type="time" office:time-value="PT19H22M14S">
            <text:p>07:22:14 PM</text:p>
          </table:table-cell>
          <table:table-cell/>
          <table:table-cell office:value-type="float" office:value="187">
            <text:p>187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55668">
            <text:p>255668</text:p>
          </table:table-cell>
          <table:table-cell office:value-type="time" office:time-value="PT19H22M15S">
            <text:p>07:22:15 PM</text:p>
          </table:table-cell>
          <table:table-cell/>
          <table:table-cell office:value-type="float" office:value="188">
            <text:p>188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57226">
            <text:p>257226</text:p>
          </table:table-cell>
          <table:table-cell office:value-type="time" office:time-value="PT19H22M16S">
            <text:p>07:22:16 PM</text:p>
          </table:table-cell>
          <table:table-cell/>
          <table:table-cell office:value-type="float" office:value="189">
            <text:p>189</text:p>
          </table:table-cell>
          <table:table-cell office:value-type="float" office:value="40">
            <text:p>40</text:p>
          </table:table-cell>
          <table:table-cell office:value-type="float" office:value="1558">
            <text:p>155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58948">
            <text:p>258948</text:p>
          </table:table-cell>
          <table:table-cell office:value-type="time" office:time-value="PT19H22M17S">
            <text:p>07:22:17 PM</text:p>
          </table:table-cell>
          <table:table-cell/>
          <table:table-cell office:value-type="float" office:value="190">
            <text:p>190</text:p>
          </table:table-cell>
          <table:table-cell office:value-type="float" office:value="40">
            <text:p>40</text:p>
          </table:table-cell>
          <table:table-cell office:value-type="float" office:value="1722">
            <text:p>172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60588">
            <text:p>260588</text:p>
          </table:table-cell>
          <table:table-cell office:value-type="time" office:time-value="PT19H22M18S">
            <text:p>07:22:18 PM</text:p>
          </table:table-cell>
          <table:table-cell/>
          <table:table-cell office:value-type="float" office:value="191">
            <text:p>191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62228">
            <text:p>262228</text:p>
          </table:table-cell>
          <table:table-cell office:value-type="time" office:time-value="PT19H22M19S">
            <text:p>07:22:19 PM</text:p>
          </table:table-cell>
          <table:table-cell/>
          <table:table-cell office:value-type="float" office:value="192">
            <text:p>192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63868">
            <text:p>263868</text:p>
          </table:table-cell>
          <table:table-cell office:value-type="time" office:time-value="PT19H22M20S">
            <text:p>07:22:20 PM</text:p>
          </table:table-cell>
          <table:table-cell/>
          <table:table-cell office:value-type="float" office:value="193">
            <text:p>193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65508">
            <text:p>265508</text:p>
          </table:table-cell>
          <table:table-cell office:value-type="time" office:time-value="PT19H22M21S">
            <text:p>07:22:21 PM</text:p>
          </table:table-cell>
          <table:table-cell/>
          <table:table-cell office:value-type="float" office:value="194">
            <text:p>194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67148">
            <text:p>267148</text:p>
          </table:table-cell>
          <table:table-cell office:value-type="time" office:time-value="PT19H22M22S">
            <text:p>07:22:22 PM</text:p>
          </table:table-cell>
          <table:table-cell/>
          <table:table-cell office:value-type="float" office:value="195">
            <text:p>195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68788">
            <text:p>268788</text:p>
          </table:table-cell>
          <table:table-cell office:value-type="time" office:time-value="PT19H22M23S">
            <text:p>07:22:23 PM</text:p>
          </table:table-cell>
          <table:table-cell/>
          <table:table-cell office:value-type="float" office:value="196">
            <text:p>196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70428">
            <text:p>270428</text:p>
          </table:table-cell>
          <table:table-cell office:value-type="time" office:time-value="PT19H22M24S">
            <text:p>07:22:24 PM</text:p>
          </table:table-cell>
          <table:table-cell/>
          <table:table-cell office:value-type="float" office:value="197">
            <text:p>197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72068">
            <text:p>272068</text:p>
          </table:table-cell>
          <table:table-cell office:value-type="time" office:time-value="PT19H22M25S">
            <text:p>07:22:25 PM</text:p>
          </table:table-cell>
          <table:table-cell/>
          <table:table-cell office:value-type="float" office:value="198">
            <text:p>198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73708">
            <text:p>273708</text:p>
          </table:table-cell>
          <table:table-cell office:value-type="time" office:time-value="PT19H22M26S">
            <text:p>07:22:26 PM</text:p>
          </table:table-cell>
          <table:table-cell/>
          <table:table-cell office:value-type="float" office:value="199">
            <text:p>199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office:value-type="float" office:value="6.8">
            <text:p>6.8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75348">
            <text:p>275348</text:p>
          </table:table-cell>
          <table:table-cell office:value-type="time" office:time-value="PT19H22M27S">
            <text:p>07:22:27 PM</text:p>
          </table:table-cell>
          <table:table-cell/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0">
            <text:p>40</text:p>
          </table:table-cell>
          <table:table-cell office:value-type="float" office:value="8.2">
            <text:p>8.2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76988">
            <text:p>276988</text:p>
          </table:table-cell>
          <table:table-cell office:value-type="time" office:time-value="PT19H22M28S">
            <text:p>07:22:28 PM</text:p>
          </table:table-cell>
          <table:table-cell/>
          <table:table-cell office:value-type="float" office:value="201">
            <text:p>201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78628">
            <text:p>278628</text:p>
          </table:table-cell>
          <table:table-cell office:value-type="time" office:time-value="PT19H22M29S">
            <text:p>07:22:29 PM</text:p>
          </table:table-cell>
          <table:table-cell/>
          <table:table-cell office:value-type="float" office:value="202">
            <text:p>202</text:p>
          </table:table-cell>
          <table:table-cell office:value-type="float" office:value="40">
            <text:p>40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80186">
            <text:p>280186</text:p>
          </table:table-cell>
          <table:table-cell office:value-type="time" office:time-value="PT19H22M30S">
            <text:p>07:22:30 PM</text:p>
          </table:table-cell>
          <table:table-cell/>
          <table:table-cell office:value-type="float" office:value="203">
            <text:p>203</text:p>
          </table:table-cell>
          <table:table-cell office:value-type="float" office:value="40">
            <text:p>40</text:p>
          </table:table-cell>
          <table:table-cell office:value-type="float" office:value="1558">
            <text:p>1558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0">
            <text:p>40</text:p>
          </table:table-cell>
          <table:table-cell office:value-type="float" office:value="8.4">
            <text:p>8.4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81908">
            <text:p>281908</text:p>
          </table:table-cell>
          <table:table-cell office:value-type="time" office:time-value="PT19H22M31S">
            <text:p>07:22:31 PM</text:p>
          </table:table-cell>
          <table:table-cell/>
          <table:table-cell office:value-type="float" office:value="204">
            <text:p>204</text:p>
          </table:table-cell>
          <table:table-cell office:value-type="float" office:value="40">
            <text:p>40</text:p>
          </table:table-cell>
          <table:table-cell office:value-type="float" office:value="1722">
            <text:p>172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9">
            <text:p>39</text:p>
          </table:table-cell>
          <table:table-cell office:value-type="float" office:value="8.4">
            <text:p>8.4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83475">
            <text:p>283475</text:p>
          </table:table-cell>
          <table:table-cell office:value-type="time" office:time-value="PT19H22M32S">
            <text:p>07:22:32 PM</text:p>
          </table:table-cell>
          <table:table-cell/>
          <table:table-cell office:value-type="float" office:value="205">
            <text:p>205</text:p>
          </table:table-cell>
          <table:table-cell office:value-type="float" office:value="39">
            <text:p>39</text:p>
          </table:table-cell>
          <table:table-cell office:value-type="float" office:value="1567">
            <text:p>156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8">
            <text:p>38</text:p>
          </table:table-cell>
          <table:table-cell office:value-type="float" office:value="8.4">
            <text:p>8.4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84969">
            <text:p>284969</text:p>
          </table:table-cell>
          <table:table-cell office:value-type="time" office:time-value="PT19H22M33S">
            <text:p>07:22:33 PM</text:p>
          </table:table-cell>
          <table:table-cell/>
          <table:table-cell office:value-type="float" office:value="206">
            <text:p>206</text:p>
          </table:table-cell>
          <table:table-cell office:value-type="float" office:value="38">
            <text:p>38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7">
            <text:p>37</text:p>
          </table:table-cell>
          <table:table-cell office:value-type="float" office:value="8.4">
            <text:p>8.4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86389">
            <text:p>286389</text:p>
          </table:table-cell>
          <table:table-cell office:value-type="time" office:time-value="PT19H22M34S">
            <text:p>07:22:34 PM</text:p>
          </table:table-cell>
          <table:table-cell/>
          <table:table-cell office:value-type="float" office:value="207">
            <text:p>207</text:p>
          </table:table-cell>
          <table:table-cell office:value-type="float" office:value="37">
            <text:p>37</text:p>
          </table:table-cell>
          <table:table-cell office:value-type="float" office:value="1420">
            <text:p>142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6">
            <text:p>36</text:p>
          </table:table-cell>
          <table:table-cell office:value-type="float" office:value="8.4">
            <text:p>8.4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87701">
            <text:p>287701</text:p>
          </table:table-cell>
          <table:table-cell office:value-type="time" office:time-value="PT19H22M35S">
            <text:p>07:22:35 PM</text:p>
          </table:table-cell>
          <table:table-cell/>
          <table:table-cell office:value-type="float" office:value="208">
            <text:p>208</text:p>
          </table:table-cell>
          <table:table-cell office:value-type="float" office:value="36">
            <text:p>36</text:p>
          </table:table-cell>
          <table:table-cell office:value-type="float" office:value="1312">
            <text:p>1312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5">
            <text:p>35</text:p>
          </table:table-cell>
          <table:table-cell office:value-type="float" office:value="8.4">
            <text:p>8.4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89017">
            <text:p>289017</text:p>
          </table:table-cell>
          <table:table-cell office:value-type="time" office:time-value="PT19H22M36S">
            <text:p>07:22:36 PM</text:p>
          </table:table-cell>
          <table:table-cell/>
          <table:table-cell office:value-type="float" office:value="209">
            <text:p>209</text:p>
          </table:table-cell>
          <table:table-cell office:value-type="float" office:value="35">
            <text:p>35</text:p>
          </table:table-cell>
          <table:table-cell office:value-type="float" office:value="1316">
            <text:p>131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4">
            <text:p>34</text:p>
          </table:table-cell>
          <table:table-cell office:value-type="float" office:value="8.4">
            <text:p>8.4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90230">
            <text:p>290230</text:p>
          </table:table-cell>
          <table:table-cell office:value-type="time" office:time-value="PT19H22M37S">
            <text:p>07:22:37 PM</text:p>
          </table:table-cell>
          <table:table-cell/>
          <table:table-cell office:value-type="float" office:value="210">
            <text:p>210</text:p>
          </table:table-cell>
          <table:table-cell office:value-type="float" office:value="34">
            <text:p>34</text:p>
          </table:table-cell>
          <table:table-cell office:value-type="float" office:value="1213">
            <text:p>1213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3">
            <text:p>33</text:p>
          </table:table-cell>
          <table:table-cell office:value-type="float" office:value="8.4">
            <text:p>8.4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91377">
            <text:p>291377</text:p>
          </table:table-cell>
          <table:table-cell office:value-type="time" office:time-value="PT19H22M38S">
            <text:p>07:22:38 PM</text:p>
          </table:table-cell>
          <table:table-cell/>
          <table:table-cell office:value-type="float" office:value="211">
            <text:p>211</text:p>
          </table:table-cell>
          <table:table-cell office:value-type="float" office:value="33">
            <text:p>33</text:p>
          </table:table-cell>
          <table:table-cell office:value-type="float" office:value="1147">
            <text:p>1147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2">
            <text:p>32</text:p>
          </table:table-cell>
          <table:table-cell office:value-type="float" office:value="8.4">
            <text:p>8.4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92461">
            <text:p>292461</text:p>
          </table:table-cell>
          <table:table-cell office:value-type="time" office:time-value="PT19H22M39S">
            <text:p>07:22:39 PM</text:p>
          </table:table-cell>
          <table:table-cell/>
          <table:table-cell office:value-type="float" office:value="212">
            <text:p>212</text:p>
          </table:table-cell>
          <table:table-cell office:value-type="float" office:value="32">
            <text:p>32</text:p>
          </table:table-cell>
          <table:table-cell office:value-type="float" office:value="1084">
            <text:p>108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2">
            <text:p>32</text:p>
          </table:table-cell>
          <table:table-cell office:value-type="float" office:value="8.4">
            <text:p>8.4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93517">
            <text:p>293517</text:p>
          </table:table-cell>
          <table:table-cell office:value-type="time" office:time-value="PT19H22M40S">
            <text:p>07:22:40 PM</text:p>
          </table:table-cell>
          <table:table-cell/>
          <table:table-cell office:value-type="float" office:value="213">
            <text:p>213</text:p>
          </table:table-cell>
          <table:table-cell office:value-type="float" office:value="32">
            <text:p>32</text:p>
          </table:table-cell>
          <table:table-cell office:value-type="float" office:value="1056">
            <text:p>1056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1">
            <text:p>31</text:p>
          </table:table-cell>
          <table:table-cell office:value-type="float" office:value="8.4">
            <text:p>8.4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94509">
            <text:p>294509</text:p>
          </table:table-cell>
          <table:table-cell office:value-type="time" office:time-value="PT19H22M41S">
            <text:p>07:22:41 PM</text:p>
          </table:table-cell>
          <table:table-cell/>
          <table:table-cell office:value-type="float" office:value="214">
            <text:p>214</text:p>
          </table:table-cell>
          <table:table-cell office:value-type="float" office:value="31">
            <text:p>31</text:p>
          </table:table-cell>
          <table:table-cell office:value-type="float" office:value="992">
            <text:p>99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0">
            <text:p>30</text:p>
          </table:table-cell>
          <table:table-cell office:value-type="float" office:value="8.4">
            <text:p>8.4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95441">
            <text:p>295441</text:p>
          </table:table-cell>
          <table:table-cell office:value-type="time" office:time-value="PT19H22M42S">
            <text:p>07:22:42 PM</text:p>
          </table:table-cell>
          <table:table-cell/>
          <table:table-cell office:value-type="float" office:value="215">
            <text:p>215</text:p>
          </table:table-cell>
          <table:table-cell office:value-type="float" office:value="30">
            <text:p>30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9">
            <text:p>29</text:p>
          </table:table-cell>
          <table:table-cell office:value-type="float" office:value="8.4">
            <text:p>8.4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96317">
            <text:p>296317</text:p>
          </table:table-cell>
          <table:table-cell office:value-type="time" office:time-value="PT19H22M43S">
            <text:p>07:22:43 PM</text:p>
          </table:table-cell>
          <table:table-cell/>
          <table:table-cell office:value-type="float" office:value="216">
            <text:p>216</text:p>
          </table:table-cell>
          <table:table-cell office:value-type="float" office:value="29">
            <text:p>29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8">
            <text:p>28</text:p>
          </table:table-cell>
          <table:table-cell office:value-type="float" office:value="8.4">
            <text:p>8.4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97137">
            <text:p>297137</text:p>
          </table:table-cell>
          <table:table-cell office:value-type="time" office:time-value="PT19H22M44S">
            <text:p>07:22:44 PM</text:p>
          </table:table-cell>
          <table:table-cell/>
          <table:table-cell office:value-type="float" office:value="217">
            <text:p>217</text:p>
          </table:table-cell>
          <table:table-cell office:value-type="float" office:value="28">
            <text:p>28</text:p>
          </table:table-cell>
          <table:table-cell office:value-type="float" office:value="820">
            <text:p>82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7">
            <text:p>27</text:p>
          </table:table-cell>
          <table:table-cell office:value-type="float" office:value="8.4">
            <text:p>8.4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97903">
            <text:p>297903</text:p>
          </table:table-cell>
          <table:table-cell office:value-type="time" office:time-value="PT19H22M45S">
            <text:p>07:22:45 PM</text:p>
          </table:table-cell>
          <table:table-cell/>
          <table:table-cell office:value-type="float" office:value="218">
            <text:p>218</text:p>
          </table:table-cell>
          <table:table-cell office:value-type="float" office:value="27">
            <text:p>27</text:p>
          </table:table-cell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6">
            <text:p>26</text:p>
          </table:table-cell>
          <table:table-cell office:value-type="float" office:value="8.4">
            <text:p>8.4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98618">
            <text:p>298618</text:p>
          </table:table-cell>
          <table:table-cell office:value-type="time" office:time-value="PT19H22M46S">
            <text:p>07:22:46 PM</text:p>
          </table:table-cell>
          <table:table-cell/>
          <table:table-cell office:value-type="float" office:value="219">
            <text:p>219</text:p>
          </table:table-cell>
          <table:table-cell office:value-type="float" office:value="26">
            <text:p>26</text:p>
          </table:table-cell>
          <table:table-cell office:value-type="float" office:value="715">
            <text:p>71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5">
            <text:p>25</text:p>
          </table:table-cell>
          <table:table-cell office:value-type="float" office:value="8.4">
            <text:p>8.4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float" office:value="299281">
            <text:p>299281</text:p>
          </table:table-cell>
          <table:table-cell office:value-type="time" office:time-value="PT19H22M47S">
            <text:p>07:22:47 PM</text:p>
          </table:table-cell>
          <table:table-cell/>
          <table:table-cell office:value-type="float" office:value="220">
            <text:p>220</text:p>
          </table:table-cell>
          <table:table-cell office:value-type="float" office:value="25">
            <text:p>25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4">
            <text:p>24</text:p>
          </table:table-cell>
          <table:table-cell office:value-type="float" office:value="8.4">
            <text:p>8.4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299897">
            <text:p>299897</text:p>
          </table:table-cell>
          <table:table-cell office:value-type="time" office:time-value="PT19H22M48S">
            <text:p>07:22:48 PM</text:p>
          </table:table-cell>
          <table:table-cell/>
          <table:table-cell office:value-type="float" office:value="221">
            <text:p>221</text:p>
          </table:table-cell>
          <table:table-cell office:value-type="float" office:value="24">
            <text:p>24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3">
            <text:p>23</text:p>
          </table:table-cell>
          <table:table-cell office:value-type="float" office:value="8.4">
            <text:p>8.4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300466">
            <text:p>300466</text:p>
          </table:table-cell>
          <table:table-cell office:value-type="time" office:time-value="PT19H22M49S">
            <text:p>07:22:49 PM</text:p>
          </table:table-cell>
          <table:table-cell/>
          <table:table-cell office:value-type="float" office:value="222">
            <text:p>222</text:p>
          </table:table-cell>
          <table:table-cell office:value-type="float" office:value="23">
            <text:p>23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2">
            <text:p>22</text:p>
          </table:table-cell>
          <table:table-cell office:value-type="float" office:value="7.8">
            <text:p>7.8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300991">
            <text:p>300991</text:p>
          </table:table-cell>
          <table:table-cell office:value-type="time" office:time-value="PT19H22M50S">
            <text:p>07:22:50 PM</text:p>
          </table:table-cell>
          <table:table-cell/>
          <table:table-cell office:value-type="float" office:value="223">
            <text:p>223</text:p>
          </table:table-cell>
          <table:table-cell office:value-type="float" office:value="22">
            <text:p>22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2">
            <text:p>22</text:p>
          </table:table-cell>
          <table:table-cell office:value-type="float" office:value="7.8">
            <text:p>7.8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301497">
            <text:p>301497</text:p>
          </table:table-cell>
          <table:table-cell office:value-type="time" office:time-value="PT19H22M51S">
            <text:p>07:22:51 PM</text:p>
          </table:table-cell>
          <table:table-cell/>
          <table:table-cell office:value-type="float" office:value="224">
            <text:p>224</text:p>
          </table:table-cell>
          <table:table-cell office:value-type="float" office:value="22">
            <text:p>22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1">
            <text:p>21</text:p>
          </table:table-cell>
          <table:table-cell office:value-type="float" office:value="7.8">
            <text:p>7.8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301959">
            <text:p>301959</text:p>
          </table:table-cell>
          <table:table-cell office:value-type="time" office:time-value="PT19H22M52S">
            <text:p>07:22:52 PM</text:p>
          </table:table-cell>
          <table:table-cell/>
          <table:table-cell office:value-type="float" office:value="225">
            <text:p>225</text:p>
          </table:table-cell>
          <table:table-cell office:value-type="float" office:value="21">
            <text:p>21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0">
            <text:p>20</text:p>
          </table:table-cell>
          <table:table-cell office:value-type="float" office:value="7.8">
            <text:p>7.8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302380">
            <text:p>302380</text:p>
          </table:table-cell>
          <table:table-cell office:value-type="time" office:time-value="PT19H22M53S">
            <text:p>07:22:53 PM</text:p>
          </table:table-cell>
          <table:table-cell/>
          <table:table-cell office:value-type="float" office:value="226">
            <text:p>226</text:p>
          </table:table-cell>
          <table:table-cell office:value-type="float" office:value="20">
            <text:p>20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9">
            <text:p>19</text:p>
          </table:table-cell>
          <table:table-cell office:value-type="float" office:value="7.8">
            <text:p>7.8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302764">
            <text:p>302764</text:p>
          </table:table-cell>
          <table:table-cell office:value-type="time" office:time-value="PT19H22M54S">
            <text:p>07:22:54 PM</text:p>
          </table:table-cell>
          <table:table-cell/>
          <table:table-cell office:value-type="float" office:value="227">
            <text:p>227</text:p>
          </table:table-cell>
          <table:table-cell office:value-type="float" office:value="19">
            <text:p>1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8">
            <text:p>18</text:p>
          </table:table-cell>
          <table:table-cell office:value-type="float" office:value="7.8">
            <text:p>7.8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303111">
            <text:p>303111</text:p>
          </table:table-cell>
          <table:table-cell office:value-type="time" office:time-value="PT19H22M55S">
            <text:p>07:22:55 PM</text:p>
          </table:table-cell>
          <table:table-cell/>
          <table:table-cell office:value-type="float" office:value="228">
            <text:p>228</text:p>
          </table:table-cell>
          <table:table-cell office:value-type="float" office:value="18">
            <text:p>18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7">
            <text:p>17</text:p>
          </table:table-cell>
          <table:table-cell office:value-type="float" office:value="7.8">
            <text:p>7.8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303423">
            <text:p>303423</text:p>
          </table:table-cell>
          <table:table-cell office:value-type="time" office:time-value="PT19H22M56S">
            <text:p>07:22:56 PM</text:p>
          </table:table-cell>
          <table:table-cell/>
          <table:table-cell office:value-type="float" office:value="229">
            <text:p>229</text:p>
          </table:table-cell>
          <table:table-cell office:value-type="float" office:value="17">
            <text:p>17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6">
            <text:p>16</text:p>
          </table:table-cell>
          <table:table-cell office:value-type="float" office:value="7.8">
            <text:p>7.8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float" office:value="303702">
            <text:p>303702</text:p>
          </table:table-cell>
          <table:table-cell office:value-type="time" office:time-value="PT19H22M57S">
            <text:p>07:22:57 PM</text:p>
          </table:table-cell>
          <table:table-cell/>
          <table:table-cell office:value-type="float" office:value="230">
            <text:p>230</text:p>
          </table:table-cell>
          <table:table-cell office:value-type="float" office:value="16">
            <text:p>16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5">
            <text:p>15</text:p>
          </table:table-cell>
          <table:table-cell office:value-type="float" office:value="7.9">
            <text:p>7.9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303949">
            <text:p>303949</text:p>
          </table:table-cell>
          <table:table-cell office:value-type="time" office:time-value="PT19H22M58S">
            <text:p>07:22:58 PM</text:p>
          </table:table-cell>
          <table:table-cell/>
          <table:table-cell office:value-type="float" office:value="231">
            <text:p>231</text:p>
          </table:table-cell>
          <table:table-cell office:value-type="float" office:value="15">
            <text:p>15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4">
            <text:p>14</text:p>
          </table:table-cell>
          <table:table-cell office:value-type="float" office:value="7.9">
            <text:p>7.9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304168">
            <text:p>304168</text:p>
          </table:table-cell>
          <table:table-cell office:value-type="time" office:time-value="PT19H22M59S">
            <text:p>07:22:59 PM</text:p>
          </table:table-cell>
          <table:table-cell/>
          <table:table-cell office:value-type="float" office:value="232">
            <text:p>232</text:p>
          </table:table-cell>
          <table:table-cell office:value-type="float" office:value="14">
            <text:p>14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3">
            <text:p>13</text:p>
          </table:table-cell>
          <table:table-cell office:value-type="float" office:value="7.9">
            <text:p>7.9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304360">
            <text:p>304360</text:p>
          </table:table-cell>
          <table:table-cell office:value-type="time" office:time-value="PT19H23M00S">
            <text:p>07:23:00 PM</text:p>
          </table:table-cell>
          <table:table-cell/>
          <table:table-cell office:value-type="float" office:value="233">
            <text:p>233</text:p>
          </table:table-cell>
          <table:table-cell office:value-type="float" office:value="13">
            <text:p>13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2">
            <text:p>12</text:p>
          </table:table-cell>
          <table:table-cell office:value-type="float" office:value="7.9">
            <text:p>7.9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304527">
            <text:p>304527</text:p>
          </table:table-cell>
          <table:table-cell office:value-type="time" office:time-value="PT19H23M01S">
            <text:p>07:23:01 PM</text:p>
          </table:table-cell>
          <table:table-cell/>
          <table:table-cell office:value-type="float" office:value="234">
            <text:p>234</text:p>
          </table:table-cell>
          <table:table-cell office:value-type="float" office:value="12">
            <text:p>12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2">
            <text:p>12</text:p>
          </table:table-cell>
          <table:table-cell office:value-type="float" office:value="7.9">
            <text:p>7.9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304683">
            <text:p>304683</text:p>
          </table:table-cell>
          <table:table-cell office:value-type="time" office:time-value="PT19H23M02S">
            <text:p>07:23:02 PM</text:p>
          </table:table-cell>
          <table:table-cell/>
          <table:table-cell office:value-type="float" office:value="235">
            <text:p>235</text:p>
          </table:table-cell>
          <table:table-cell office:value-type="float" office:value="12">
            <text:p>12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1">
            <text:p>11</text:p>
          </table:table-cell>
          <table:table-cell office:value-type="float" office:value="7.9">
            <text:p>7.9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304815">
            <text:p>304815</text:p>
          </table:table-cell>
          <table:table-cell office:value-type="time" office:time-value="PT19H23M03S">
            <text:p>07:23:03 PM</text:p>
          </table:table-cell>
          <table:table-cell/>
          <table:table-cell office:value-type="float" office:value="236">
            <text:p>236</text:p>
          </table:table-cell>
          <table:table-cell office:value-type="float" office:value="11">
            <text:p>1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0">
            <text:p>10</text:p>
          </table:table-cell>
          <table:table-cell office:value-type="float" office:value="7.9">
            <text:p>7.9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304925">
            <text:p>304925</text:p>
          </table:table-cell>
          <table:table-cell office:value-type="time" office:time-value="PT19H23M04S">
            <text:p>07:23:04 PM</text:p>
          </table:table-cell>
          <table:table-cell/>
          <table:table-cell office:value-type="float" office:value="237">
            <text:p>237</text:p>
          </table:table-cell>
          <table:table-cell office:value-type="float" office:value="10">
            <text:p>1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9">
            <text:p>9</text:p>
          </table:table-cell>
          <table:table-cell office:value-type="float" office:value="7.9">
            <text:p>7.9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305017">
            <text:p>305017</text:p>
          </table:table-cell>
          <table:table-cell office:value-type="time" office:time-value="PT19H23M05S">
            <text:p>07:23:05 PM</text:p>
          </table:table-cell>
          <table:table-cell/>
          <table:table-cell office:value-type="float" office:value="238">
            <text:p>238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8">
            <text:p>8</text:p>
          </table:table-cell>
          <table:table-cell office:value-type="float" office:value="7.9">
            <text:p>7.9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305091">
            <text:p>305091</text:p>
          </table:table-cell>
          <table:table-cell office:value-type="time" office:time-value="PT19H23M06S">
            <text:p>07:23:06 PM</text:p>
          </table:table-cell>
          <table:table-cell/>
          <table:table-cell office:value-type="float" office:value="239">
            <text:p>239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7">
            <text:p>7</text:p>
          </table:table-cell>
          <table:table-cell office:value-type="float" office:value="7.9">
            <text:p>7.9</text:p>
          </table:table-cell>
          <table:table-cell office:value-type="float" office:value="4.4">
            <text:p>4.4</text:p>
          </table:table-cell>
          <table:table-cell table:number-columns-repeated="3"/>
          <table:table-cell office:value-type="float" office:value="305149">
            <text:p>305149</text:p>
          </table:table-cell>
          <table:table-cell office:value-type="time" office:time-value="PT19H23M07S">
            <text:p>07:23:07 PM</text:p>
          </table:table-cell>
          <table:table-cell/>
          <table:table-cell office:value-type="float" office:value="240">
            <text:p>240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6">
            <text:p>6</text:p>
          </table:table-cell>
          <table:table-cell office:value-type="float" office:value="7.9">
            <text:p>7.9</text:p>
          </table:table-cell>
          <table:table-cell office:value-type="float" office:value="4.4">
            <text:p>4.4</text:p>
          </table:table-cell>
          <table:table-cell table:number-columns-repeated="3"/>
          <table:table-cell office:value-type="float" office:value="305193">
            <text:p>305193</text:p>
          </table:table-cell>
          <table:table-cell office:value-type="time" office:time-value="PT19H23M08S">
            <text:p>07:23:08 PM</text:p>
          </table:table-cell>
          <table:table-cell/>
          <table:table-cell office:value-type="float" office:value="241">
            <text:p>241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5">
            <text:p>5</text:p>
          </table:table-cell>
          <table:table-cell office:value-type="float" office:value="7.9">
            <text:p>7.9</text:p>
          </table:table-cell>
          <table:table-cell office:value-type="float" office:value="4.4">
            <text:p>4.4</text:p>
          </table:table-cell>
          <table:table-cell table:number-columns-repeated="3"/>
          <table:table-cell office:value-type="float" office:value="305225">
            <text:p>305225</text:p>
          </table:table-cell>
          <table:table-cell office:value-type="time" office:time-value="PT19H23M09S">
            <text:p>07:23:09 PM</text:p>
          </table:table-cell>
          <table:table-cell/>
          <table:table-cell office:value-type="float" office:value="242">
            <text:p>242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">
            <text:p>4</text:p>
          </table:table-cell>
          <table:table-cell office:value-type="float" office:value="7.9">
            <text:p>7.9</text:p>
          </table:table-cell>
          <table:table-cell office:value-type="float" office:value="4.4">
            <text:p>4.4</text:p>
          </table:table-cell>
          <table:table-cell table:number-columns-repeated="3"/>
          <table:table-cell office:value-type="float" office:value="305247">
            <text:p>305247</text:p>
          </table:table-cell>
          <table:table-cell office:value-type="time" office:time-value="PT19H23M10S">
            <text:p>07:23:10 PM</text:p>
          </table:table-cell>
          <table:table-cell/>
          <table:table-cell office:value-type="float" office:value="243">
            <text:p>243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">
            <text:p>3</text:p>
          </table:table-cell>
          <table:table-cell office:value-type="float" office:value="7.9">
            <text:p>7.9</text:p>
          </table:table-cell>
          <table:table-cell office:value-type="float" office:value="4.4">
            <text:p>4.4</text:p>
          </table:table-cell>
          <table:table-cell table:number-columns-repeated="3"/>
          <table:table-cell office:value-type="float" office:value="305261">
            <text:p>305261</text:p>
          </table:table-cell>
          <table:table-cell office:value-type="time" office:time-value="PT19H23M11S">
            <text:p>07:23:11 PM</text:p>
          </table:table-cell>
          <table:table-cell/>
          <table:table-cell office:value-type="float" office:value="244">
            <text:p>24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7.9">
            <text:p>7.9</text:p>
          </table:table-cell>
          <table:table-cell office:value-type="float" office:value="4.4">
            <text:p>4.4</text:p>
          </table:table-cell>
          <table:table-cell table:number-columns-repeated="3"/>
          <table:table-cell office:value-type="float" office:value="305269">
            <text:p>305269</text:p>
          </table:table-cell>
          <table:table-cell office:value-type="time" office:time-value="PT19H23M12S">
            <text:p>07:23:12 PM</text:p>
          </table:table-cell>
          <table:table-cell/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7.9">
            <text:p>7.9</text:p>
          </table:table-cell>
          <table:table-cell office:value-type="float" office:value="4.4">
            <text:p>4.4</text:p>
          </table:table-cell>
          <table:table-cell table:number-columns-repeated="3"/>
          <table:table-cell office:value-type="float" office:value="305275">
            <text:p>305275</text:p>
          </table:table-cell>
          <table:table-cell office:value-type="time" office:time-value="PT19H23M13S">
            <text:p>07:23:13 PM</text:p>
          </table:table-cell>
          <table:table-cell/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float" office:value="7.9">
            <text:p>7.9</text:p>
          </table:table-cell>
          <table:table-cell office:value-type="float" office:value="4.3">
            <text:p>4.3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14S">
            <text:p>07:23:14 PM</text:p>
          </table:table-cell>
          <table:table-cell/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7.9">
            <text:p>7.9</text:p>
          </table:table-cell>
          <table:table-cell office:value-type="float" office:value="4.3">
            <text:p>4.3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15S">
            <text:p>07:23:15 PM</text:p>
          </table:table-cell>
          <table:table-cell/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7.9">
            <text:p>7.9</text:p>
          </table:table-cell>
          <table:table-cell office:value-type="float" office:value="4.3">
            <text:p>4.3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16S">
            <text:p>07:23:16 PM</text:p>
          </table:table-cell>
          <table:table-cell/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7.9">
            <text:p>7.9</text:p>
          </table:table-cell>
          <table:table-cell office:value-type="float" office:value="4.3">
            <text:p>4.3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17S">
            <text:p>07:23:17 PM</text:p>
          </table:table-cell>
          <table:table-cell/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3">
            <text:p>4.3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18S">
            <text:p>07:23:18 PM</text:p>
          </table:table-cell>
          <table:table-cell/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3">
            <text:p>4.3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19S">
            <text:p>07:23:19 PM</text:p>
          </table:table-cell>
          <table:table-cell/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2">
            <text:p>4.2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20S">
            <text:p>07:23:20 PM</text:p>
          </table:table-cell>
          <table:table-cell/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2">
            <text:p>4.2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21S">
            <text:p>07:23:21 PM</text:p>
          </table:table-cell>
          <table:table-cell/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2">
            <text:p>4.2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22S">
            <text:p>07:23:22 PM</text:p>
          </table:table-cell>
          <table:table-cell/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2">
            <text:p>4.2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23S">
            <text:p>07:23:23 PM</text:p>
          </table:table-cell>
          <table:table-cell/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2">
            <text:p>4.2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24S">
            <text:p>07:23:24 PM</text:p>
          </table:table-cell>
          <table:table-cell/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2">
            <text:p>4.2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25S">
            <text:p>07:23:25 PM</text:p>
          </table:table-cell>
          <table:table-cell/>
          <table:table-cell office:value-type="float" office:value="258">
            <text:p>2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1">
            <text:p>4.1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26S">
            <text:p>07:23:26 PM</text:p>
          </table:table-cell>
          <table:table-cell/>
          <table:table-cell office:value-type="float" office:value="259">
            <text:p>2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1">
            <text:p>4.1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27S">
            <text:p>07:23:27 PM</text:p>
          </table:table-cell>
          <table:table-cell/>
          <table:table-cell office:value-type="float" office:value="260">
            <text:p>2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1">
            <text:p>4.1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28S">
            <text:p>07:23:28 PM</text:p>
          </table:table-cell>
          <table:table-cell/>
          <table:table-cell office:value-type="float" office:value="261">
            <text:p>2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1">
            <text:p>4.1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29S">
            <text:p>07:23:29 PM</text:p>
          </table:table-cell>
          <table:table-cell/>
          <table:table-cell office:value-type="float" office:value="262">
            <text:p>2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1">
            <text:p>4.1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30S">
            <text:p>07:23:30 PM</text:p>
          </table:table-cell>
          <table:table-cell/>
          <table:table-cell office:value-type="float" office:value="263">
            <text:p>2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1">
            <text:p>4.1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31S">
            <text:p>07:23:31 PM</text:p>
          </table:table-cell>
          <table:table-cell/>
          <table:table-cell office:value-type="float" office:value="264">
            <text:p>2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1">
            <text:p>4.1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32S">
            <text:p>07:23:32 PM</text:p>
          </table:table-cell>
          <table:table-cell/>
          <table:table-cell office:value-type="float" office:value="265">
            <text:p>2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33S">
            <text:p>07:23:33 PM</text:p>
          </table:table-cell>
          <table:table-cell/>
          <table:table-cell office:value-type="float" office:value="266">
            <text:p>2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34S">
            <text:p>07:23:34 PM</text:p>
          </table:table-cell>
          <table:table-cell/>
          <table:table-cell office:value-type="float" office:value="267">
            <text:p>2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35S">
            <text:p>07:23:35 PM</text:p>
          </table:table-cell>
          <table:table-cell/>
          <table:table-cell office:value-type="float" office:value="268">
            <text:p>2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36S">
            <text:p>07:23:36 PM</text:p>
          </table:table-cell>
          <table:table-cell/>
          <table:table-cell office:value-type="float" office:value="269">
            <text:p>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37S">
            <text:p>07:23:37 PM</text:p>
          </table:table-cell>
          <table:table-cell/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38S">
            <text:p>07:23:38 PM</text:p>
          </table:table-cell>
          <table:table-cell/>
          <table:table-cell office:value-type="float" office:value="271">
            <text:p>2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39S">
            <text:p>07:23:39 PM</text:p>
          </table:table-cell>
          <table:table-cell/>
          <table:table-cell office:value-type="float" office:value="272">
            <text:p>2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.9">
            <text:p>3.9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40S">
            <text:p>07:23:40 PM</text:p>
          </table:table-cell>
          <table:table-cell/>
          <table:table-cell office:value-type="float" office:value="273">
            <text:p>2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.9">
            <text:p>3.9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41S">
            <text:p>07:23:41 PM</text:p>
          </table:table-cell>
          <table:table-cell/>
          <table:table-cell office:value-type="float" office:value="274">
            <text:p>2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.9">
            <text:p>3.9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42S">
            <text:p>07:23:42 PM</text:p>
          </table:table-cell>
          <table:table-cell/>
          <table:table-cell office:value-type="float" office:value="275">
            <text:p>2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.9">
            <text:p>3.9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43S">
            <text:p>07:23:43 PM</text:p>
          </table:table-cell>
          <table:table-cell/>
          <table:table-cell office:value-type="float" office:value="276">
            <text:p>2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.9">
            <text:p>3.9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44S">
            <text:p>07:23:44 PM</text:p>
          </table:table-cell>
          <table:table-cell/>
          <table:table-cell office:value-type="float" office:value="277">
            <text:p>2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.9">
            <text:p>3.9</text:p>
          </table:table-cell>
          <table:table-cell table:number-columns-repeated="3"/>
          <table:table-cell office:value-type="float" office:value="305278">
            <text:p>305278</text:p>
          </table:table-cell>
          <table:table-cell office:value-type="time" office:time-value="PT19H23M45S">
            <text:p>07:23:45 PM</text:p>
          </table:table-cell>
          <table:table-cell/>
          <table:table-cell office:value-type="float" office:value="278">
            <text:p>2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>
            <draw:frame table:end-cell-address="Sheet1.Q311" table:end-x="0.0815in" table:end-y="0.0524in" draw:z-index="0" draw:style-name="gr1" svg:width="12.2744in" svg:height="5.2299in" svg:x="0.1425in" svg:y="0.1358in">
              <draw:object draw:notify-on-update-of-ranges="Sheet1.A2:Sheet1.A280 Sheet1.B1:Sheet1.B1 Sheet1.B2:Sheet1.B280 Sheet1.C1:Sheet1.C1 Sheet1.C2:Sheet1.C280 Sheet1.D1:Sheet1.D1 Sheet1.D2:Sheet1.D28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 table:number-rows-repeated="29"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>
            <draw:frame table:end-cell-address="Sheet1.Q346" table:end-x="0.213in" table:end-y="0.1776in" draw:z-index="1" draw:style-name="gr1" svg:width="12.4717in" svg:height="6.2012in" svg:x="0.0768in" svg:y="0.1752in">
              <draw:object draw:notify-on-update-of-ranges="Sheet1.K2:Sheet1.K280 Sheet1.L1:Sheet1.L1 Sheet1.L2:Sheet1.L280 Sheet1.M1:Sheet1.M1 Sheet1.M2:Sheet1.M28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8">05/08/2011</text:date>, <text:time>18:4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08T18:49:00</dc:date>
    <meta:generator>OpenOffice.org/3.2$Linux OpenOffice.org_project/320m19$Build-9505</meta:generator>
    <meta:editing-duration>PT00H18M11S</meta:editing-duration>
    <meta:editing-cycles>4</meta:editing-cycles>
    <meta:document-statistic meta:table-count="1" meta:cell-count="25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178cm" svg:height="13.285cm" xlink:href=".." chart:class="chart:line" chart:style-name="ch1">
        <chart:title svg:x="13.803cm" svg:y="0.266cm" chart:style-name="ch2">
          <text:p>Processo Servidor</text:p>
        </chart:title>
        <chart:legend chart:legend-position="end" svg:x="28.767cm" svg:y="5.985cm" chart:style-name="ch3"/>
        <chart:plot-area chart:style-name="ch4" table:cell-range-address="Sheet1.A1:Sheet1.D280" chart:data-source-has-labels="both" svg:x="1.045cm" svg:y="1.034cm" svg:width="27.1cm" svg:height="11.657cm">
          <chart:axis chart:dimension="x" chart:name="primary-x" chart:style-name="ch5">
            <chart:title svg:x="14.365cm" svg:y="12.384cm" chart:style-name="ch6">
              <text:p>Tempo</text:p>
            </chart:title>
            <chart:categories table:cell-range-address="Sheet1.A2:Sheet1.A280"/>
          </chart:axis>
          <chart:axis chart:dimension="y" chart:name="primary-y" chart:style-name="ch5">
            <chart:title svg:x="0.624cm" svg:y="7.595cm" chart:style-name="ch7">
              <text:p>Consumo (%)</text:p>
            </chart:title>
            <chart:grid chart:style-name="ch8" chart:class="major"/>
          </chart:axis>
          <chart:series chart:style-name="ch9" chart:values-cell-range-address="Sheet1.B2:Sheet1.B280" chart:label-cell-address="Sheet1.B1:Sheet1.B1" chart:class="chart:line">
            <chart:data-point chart:repeated="279"/>
          </chart:series>
          <chart:series chart:style-name="ch10" chart:values-cell-range-address="Sheet1.C2:Sheet1.C280" chart:label-cell-address="Sheet1.C1:Sheet1.C1" chart:class="chart:line">
            <chart:data-point chart:repeated="279"/>
          </chart:series>
          <chart:series chart:style-name="ch11" chart:values-cell-range-address="Sheet1.D2:Sheet1.D280" chart:label-cell-address="Sheet1.D1:Sheet1.D1" chart:class="chart:line">
            <chart:data-point chart:repeated="27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Usuários</text:p>
              </table:table-cell>
              <table:table-cell office:value-type="string">
                <text:p text:id="Sheet1.C1:Sheet1.C1">Memória</text:p>
              </table:table-cell>
              <table:table-cell office:value-type="string">
                <text:p text:id="Sheet1.D1:Sheet1.D1">CPU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80">0</text:p>
              </table:table-cell>
              <table:table-cell office:value-type="float" office:value="0">
                <text:p text:id="Sheet1.B2:Sheet1.B280">0</text:p>
              </table:table-cell>
              <table:table-cell office:value-type="float" office:value="6">
                <text:p text:id="Sheet1.C2:Sheet1.C280">6</text:p>
              </table:table-cell>
              <table:table-cell office:value-type="float" office:value="19">
                <text:p text:id="Sheet1.D2:Sheet1.D280">1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.2">
                <text:p>6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.2">
                <text:p>6.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.2">
                <text:p>6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.2">
                <text:p>6.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.2">
                <text:p>6.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.2">
                <text:p>6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2">
                <text:p>6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.2">
                <text:p>6.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.2">
                <text:p>6.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6.2">
                <text:p>6.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6.2">
                <text:p>6.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6.3">
                <text:p>6.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6.3">
                <text:p>6.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6.4">
                <text:p>6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6.7">
                <text:p>6.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7.1">
                <text:p>7.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7.1">
                <text:p>7.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7.3">
                <text:p>7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7.9">
                <text:p>7.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7.9">
                <text:p>7.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7.9">
                <text:p>7.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5.5">
                <text:p>5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5.5">
                <text:p>5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5.5">
                <text:p>5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5.5">
                <text:p>5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5.5">
                <text:p>5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5.6">
                <text:p>5.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5.6">
                <text:p>5.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5.6">
                <text:p>5.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5.6">
                <text:p>5.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5.7">
                <text:p>5.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6.1">
                <text:p>6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6.5">
                <text:p>6.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6.5">
                <text:p>6.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6.6">
                <text:p>6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">
                <text:p>38</text:p>
              </table:table-cell>
              <table:table-cell office:value-type="float" office:value="6.6">
                <text:p>6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6.6">
                <text:p>6.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6.6">
                <text:p>6.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">
                <text:p>40</text:p>
              </table:table-cell>
              <table:table-cell office:value-type="float" office:value="7.3">
                <text:p>7.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8.5">
                <text:p>8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">
                <text:p>40</text:p>
              </table:table-cell>
              <table:table-cell office:value-type="float" office:value="8.5">
                <text:p>8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">
                <text:p>40</text:p>
              </table:table-cell>
              <table:table-cell office:value-type="float" office:value="8.5">
                <text:p>8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">
                <text:p>40</text:p>
              </table:table-cell>
              <table:table-cell office:value-type="float" office:value="8.5">
                <text:p>8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">
                <text:p>40</text:p>
              </table:table-cell>
              <table:table-cell office:value-type="float" office:value="8.5">
                <text:p>8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">
                <text:p>40</text:p>
              </table:table-cell>
              <table:table-cell office:value-type="float" office:value="8.5">
                <text:p>8.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">
                <text:p>40</text:p>
              </table:table-cell>
              <table:table-cell office:value-type="float" office:value="8.5">
                <text:p>8.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">
                <text:p>40</text:p>
              </table:table-cell>
              <table:table-cell office:value-type="float" office:value="5.5">
                <text:p>5.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">
                <text:p>40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">
                <text:p>40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">
                <text:p>40</text:p>
              </table:table-cell>
              <table:table-cell office:value-type="float" office:value="5.6">
                <text:p>5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">
                <text:p>40</text:p>
              </table:table-cell>
              <table:table-cell office:value-type="float" office:value="5.6">
                <text:p>5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5.6">
                <text:p>5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">
                <text:p>40</text:p>
              </table:table-cell>
              <table:table-cell office:value-type="float" office:value="5.6">
                <text:p>5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">
                <text:p>40</text:p>
              </table:table-cell>
              <table:table-cell office:value-type="float" office:value="5.6">
                <text:p>5.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">
                <text:p>40</text:p>
              </table:table-cell>
              <table:table-cell office:value-type="float" office:value="5.7">
                <text:p>5.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  <table:table-cell office:value-type="float" office:value="5.7">
                <text:p>5.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">
                <text:p>40</text:p>
              </table:table-cell>
              <table:table-cell office:value-type="float" office:value="6.5">
                <text:p>6.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">
                <text:p>40</text:p>
              </table:table-cell>
              <table:table-cell office:value-type="float" office:value="6.5">
                <text:p>6.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">
                <text:p>40</text:p>
              </table:table-cell>
              <table:table-cell office:value-type="float" office:value="6.6">
                <text:p>6.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">
                <text:p>40</text:p>
              </table:table-cell>
              <table:table-cell office:value-type="float" office:value="6.6">
                <text:p>6.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6.6">
                <text:p>6.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">
                <text:p>40</text:p>
              </table:table-cell>
              <table:table-cell office:value-type="float" office:value="7.6">
                <text:p>7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">
                <text:p>40</text:p>
              </table:table-cell>
              <table:table-cell office:value-type="float" office:value="7.7">
                <text:p>7.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">
                <text:p>40</text:p>
              </table:table-cell>
              <table:table-cell office:value-type="float" office:value="7.8">
                <text:p>7.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">
                <text:p>40</text:p>
              </table:table-cell>
              <table:table-cell office:value-type="float" office:value="7.8">
                <text:p>7.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">
                <text:p>40</text:p>
              </table:table-cell>
              <table:table-cell office:value-type="float" office:value="7.8">
                <text:p>7.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">
                <text:p>40</text:p>
              </table:table-cell>
              <table:table-cell office:value-type="float" office:value="7.8">
                <text:p>7.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">
                <text:p>40</text:p>
              </table:table-cell>
              <table:table-cell office:value-type="float" office:value="7.9">
                <text:p>7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">
                <text:p>40</text:p>
              </table:table-cell>
              <table:table-cell office:value-type="float" office:value="7.9">
                <text:p>7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">
                <text:p>40</text:p>
              </table:table-cell>
              <table:table-cell office:value-type="float" office:value="7.9">
                <text:p>7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">
                <text:p>40</text:p>
              </table:table-cell>
              <table:table-cell office:value-type="float" office:value="7.9">
                <text:p>7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">
                <text:p>40</text:p>
              </table:table-cell>
              <table:table-cell office:value-type="float" office:value="8.1">
                <text:p>8.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">
                <text:p>40</text:p>
              </table:table-cell>
              <table:table-cell office:value-type="float" office:value="8.1">
                <text:p>8.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">
                <text:p>40</text:p>
              </table:table-cell>
              <table:table-cell office:value-type="float" office:value="8.1">
                <text:p>8.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">
                <text:p>40</text:p>
              </table:table-cell>
              <table:table-cell office:value-type="float" office:value="8.2">
                <text:p>8.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">
                <text:p>40</text:p>
              </table:table-cell>
              <table:table-cell office:value-type="float" office:value="5.5">
                <text:p>5.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">
                <text:p>40</text:p>
              </table:table-cell>
              <table:table-cell office:value-type="float" office:value="5.5">
                <text:p>5.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">
                <text:p>40</text:p>
              </table:table-cell>
              <table:table-cell office:value-type="float" office:value="5.5">
                <text:p>5.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">
                <text:p>40</text:p>
              </table:table-cell>
              <table:table-cell office:value-type="float" office:value="5.6">
                <text:p>5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">
                <text:p>40</text:p>
              </table:table-cell>
              <table:table-cell office:value-type="float" office:value="5.6">
                <text:p>5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">
                <text:p>40</text:p>
              </table:table-cell>
              <table:table-cell office:value-type="float" office:value="5.6">
                <text:p>5.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">
                <text:p>40</text:p>
              </table:table-cell>
              <table:table-cell office:value-type="float" office:value="5.6">
                <text:p>5.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">
                <text:p>40</text:p>
              </table:table-cell>
              <table:table-cell office:value-type="float" office:value="5.6">
                <text:p>5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">
                <text:p>40</text:p>
              </table:table-cell>
              <table:table-cell office:value-type="float" office:value="5.7">
                <text:p>5.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">
                <text:p>40</text:p>
              </table:table-cell>
              <table:table-cell office:value-type="float" office:value="5.8">
                <text:p>5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">
                <text:p>40</text:p>
              </table:table-cell>
              <table:table-cell office:value-type="float" office:value="6.5">
                <text:p>6.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">
                <text:p>40</text:p>
              </table:table-cell>
              <table:table-cell office:value-type="float" office:value="6.5">
                <text:p>6.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">
                <text:p>40</text:p>
              </table:table-cell>
              <table:table-cell office:value-type="float" office:value="6.6">
                <text:p>6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">
                <text:p>40</text:p>
              </table:table-cell>
              <table:table-cell office:value-type="float" office:value="6.6">
                <text:p>6.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">
                <text:p>40</text:p>
              </table:table-cell>
              <table:table-cell office:value-type="float" office:value="6.6">
                <text:p>6.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">
                <text:p>40</text:p>
              </table:table-cell>
              <table:table-cell office:value-type="float" office:value="6.7">
                <text:p>6.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6.8">
                <text:p>6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">
                <text:p>40</text:p>
              </table:table-cell>
              <table:table-cell office:value-type="float" office:value="8.2">
                <text:p>8.2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">
                <text:p>40</text:p>
              </table:table-cell>
              <table:table-cell office:value-type="float" office:value="8.4">
                <text:p>8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">
                <text:p>39</text:p>
              </table:table-cell>
              <table:table-cell office:value-type="float" office:value="8.4">
                <text:p>8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">
                <text:p>38</text:p>
              </table:table-cell>
              <table:table-cell office:value-type="float" office:value="8.4">
                <text:p>8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7">
                <text:p>37</text:p>
              </table:table-cell>
              <table:table-cell office:value-type="float" office:value="8.4">
                <text:p>8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">
                <text:p>36</text:p>
              </table:table-cell>
              <table:table-cell office:value-type="float" office:value="8.4">
                <text:p>8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">
                <text:p>35</text:p>
              </table:table-cell>
              <table:table-cell office:value-type="float" office:value="8.4">
                <text:p>8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">
                <text:p>34</text:p>
              </table:table-cell>
              <table:table-cell office:value-type="float" office:value="8.4">
                <text:p>8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">
                <text:p>33</text:p>
              </table:table-cell>
              <table:table-cell office:value-type="float" office:value="8.4">
                <text:p>8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">
                <text:p>32</text:p>
              </table:table-cell>
              <table:table-cell office:value-type="float" office:value="8.4">
                <text:p>8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">
                <text:p>32</text:p>
              </table:table-cell>
              <table:table-cell office:value-type="float" office:value="8.4">
                <text:p>8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">
                <text:p>31</text:p>
              </table:table-cell>
              <table:table-cell office:value-type="float" office:value="8.4">
                <text:p>8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">
                <text:p>30</text:p>
              </table:table-cell>
              <table:table-cell office:value-type="float" office:value="8.4">
                <text:p>8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">
                <text:p>29</text:p>
              </table:table-cell>
              <table:table-cell office:value-type="float" office:value="8.4">
                <text:p>8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">
                <text:p>28</text:p>
              </table:table-cell>
              <table:table-cell office:value-type="float" office:value="8.4">
                <text:p>8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">
                <text:p>27</text:p>
              </table:table-cell>
              <table:table-cell office:value-type="float" office:value="8.4">
                <text:p>8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">
                <text:p>26</text:p>
              </table:table-cell>
              <table:table-cell office:value-type="float" office:value="8.4">
                <text:p>8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">
                <text:p>25</text:p>
              </table:table-cell>
              <table:table-cell office:value-type="float" office:value="8.4">
                <text:p>8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">
                <text:p>24</text:p>
              </table:table-cell>
              <table:table-cell office:value-type="float" office:value="8.4">
                <text:p>8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">
                <text:p>23</text:p>
              </table:table-cell>
              <table:table-cell office:value-type="float" office:value="8.4">
                <text:p>8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">
                <text:p>22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">
                <text:p>22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">
                <text:p>21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">
                <text:p>20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">
                <text:p>19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">
                <text:p>18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">
                <text:p>17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">
                <text:p>16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">
                <text:p>15</text:p>
              </table:table-cell>
              <table:table-cell office:value-type="float" office:value="7.9">
                <text:p>7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">
                <text:p>14</text:p>
              </table:table-cell>
              <table:table-cell office:value-type="float" office:value="7.9">
                <text:p>7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">
                <text:p>13</text:p>
              </table:table-cell>
              <table:table-cell office:value-type="float" office:value="7.9">
                <text:p>7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">
                <text:p>12</text:p>
              </table:table-cell>
              <table:table-cell office:value-type="float" office:value="7.9">
                <text:p>7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">
                <text:p>12</text:p>
              </table:table-cell>
              <table:table-cell office:value-type="float" office:value="7.9">
                <text:p>7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">
                <text:p>11</text:p>
              </table:table-cell>
              <table:table-cell office:value-type="float" office:value="7.9">
                <text:p>7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">
                <text:p>10</text:p>
              </table:table-cell>
              <table:table-cell office:value-type="float" office:value="7.9">
                <text:p>7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">
                <text:p>9</text:p>
              </table:table-cell>
              <table:table-cell office:value-type="float" office:value="7.9">
                <text:p>7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">
                <text:p>8</text:p>
              </table:table-cell>
              <table:table-cell office:value-type="float" office:value="7.9">
                <text:p>7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">
                <text:p>7</text:p>
              </table:table-cell>
              <table:table-cell office:value-type="float" office:value="7.9">
                <text:p>7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">
                <text:p>6</text:p>
              </table:table-cell>
              <table:table-cell office:value-type="float" office:value="7.9">
                <text:p>7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">
                <text:p>5</text:p>
              </table:table-cell>
              <table:table-cell office:value-type="float" office:value="7.9">
                <text:p>7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">
                <text:p>4</text:p>
              </table:table-cell>
              <table:table-cell office:value-type="float" office:value="7.9">
                <text:p>7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">
                <text:p>3</text:p>
              </table:table-cell>
              <table:table-cell office:value-type="float" office:value="7.9">
                <text:p>7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7.9">
                <text:p>7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7.9">
                <text:p>7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7.9">
                <text:p>7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7.9">
                <text:p>7.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.9">
                <text:p>3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679cm" svg:height="15.752cm" xlink:href=".." chart:class="chart:line" chart:style-name="ch1">
        <chart:title svg:x="13.815cm" svg:y="0.316cm" chart:style-name="ch2">
          <text:p>Troca de mensagens</text:p>
        </chart:title>
        <chart:legend chart:legend-position="end" svg:x="27.353cm" svg:y="7.407cm" chart:style-name="ch3"/>
        <chart:plot-area chart:style-name="ch4" table:cell-range-address="Sheet1.K1:Sheet1.M280" chart:data-source-has-labels="both" svg:x="1.065cm" svg:y="1.134cm" svg:width="25.656cm" svg:height="13.874cm">
          <chart:axis chart:dimension="x" chart:name="primary-x" chart:style-name="ch5">
            <chart:title svg:x="13.663cm" svg:y="14.751cm" chart:style-name="ch6">
              <text:p>Tempo</text:p>
            </chart:title>
            <chart:categories table:cell-range-address="Sheet1.K2:Sheet1.K280"/>
          </chart:axis>
          <chart:axis chart:dimension="y" chart:name="primary-y" chart:style-name="ch5">
            <chart:title svg:x="0.634cm" svg:y="8.645cm" chart:style-name="ch7">
              <text:p>Mensagens</text:p>
            </chart:title>
            <chart:grid chart:style-name="ch8" chart:class="major"/>
          </chart:axis>
          <chart:series chart:style-name="ch9" chart:values-cell-range-address="Sheet1.L2:Sheet1.L280" chart:label-cell-address="Sheet1.L1:Sheet1.L1" chart:class="chart:line">
            <chart:data-point chart:repeated="279"/>
          </chart:series>
          <chart:series chart:style-name="ch10" chart:values-cell-range-address="Sheet1.M2:Sheet1.M280" chart:label-cell-address="Sheet1.M1:Sheet1.M1" chart:class="chart:line">
            <chart:data-point chart:repeated="2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L1:Sheet1.L1">Usuários</text:p>
              </table:table-cell>
              <table:table-cell office:value-type="string">
                <text:p text:id="Sheet1.M1:Sheet1.M1">Mensagens no intervalo</text:p>
              </table:table-cell>
            </table:table-row>
          </table:table-header-rows>
          <table:table-rows>
            <table:table-row>
              <table:table-cell office:value-type="string">
                <text:p text:id="Sheet1.K2:Sheet1.K280">0</text:p>
              </table:table-cell>
              <table:table-cell office:value-type="float" office:value="0">
                <text:p text:id="Sheet1.L2:Sheet1.L280">0</text:p>
              </table:table-cell>
              <table:table-cell office:value-type="float" office:value="0">
                <text:p text:id="Sheet1.M2:Sheet1.M280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">
                <text:p>38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">
                <text:p>40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">
                <text:p>40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">
                <text:p>4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">
                <text:p>40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">
                <text:p>4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">
                <text:p>40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">
                <text:p>40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">
                <text:p>4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">
                <text:p>40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">
                <text:p>40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">
                <text:p>40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">
                <text:p>4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">
                <text:p>40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">
                <text:p>4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">
                <text:p>40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">
                <text:p>4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">
                <text:p>40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">
                <text:p>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">
                <text:p>4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">
                <text:p>40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">
                <text:p>3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">
                <text:p>38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7">
                <text:p>37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">
                <text:p>36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">
                <text:p>35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">
                <text:p>34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">
                <text:p>33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">
                <text:p>3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">
                <text:p>32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">
                <text:p>3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">
                <text:p>30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">
                <text:p>29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">
                <text:p>28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">
                <text:p>27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">
                <text:p>26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">
                <text:p>25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">
                <text:p>2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">
                <text:p>23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">
                <text:p>2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">
                <text:p>2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">
                <text:p>2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">
                <text:p>2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">
                <text:p>1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">
                <text:p>1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">
                <text:p>1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">
                <text:p>1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">
                <text:p>1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">
                <text:p>1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">
                <text:p>1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">
                <text:p>1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">
                <text:p>1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">
                <text:p>1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">
                <text:p>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">
                <text:p>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